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IAWrite" style:family="table">
      <style:table-properties style:width="8.504cm" table:align="left"/>
    </style:style>
    <style:style style:name="TIAWrite.A" style:family="table-column">
      <style:table-column-properties style:column-width="0.898cm"/>
    </style:style>
    <style:style style:name="TIAWrite.B" style:family="table-column">
      <style:table-column-properties style:column-width="1.099cm"/>
    </style:style>
    <style:style style:name="TIAWrite.C" style:family="table-column">
      <style:table-column-properties style:column-width="0.413cm"/>
    </style:style>
    <style:style style:name="TIAWrite.D" style:family="table-column">
      <style:table-column-properties style:column-width="0.402cm"/>
    </style:style>
    <style:style style:name="TIAWrite.E" style:family="table-column">
      <style:table-column-properties style:column-width="0.39cm"/>
    </style:style>
    <style:style style:name="TIAWrite.F" style:family="table-column">
      <style:table-column-properties style:column-width="0.4cm"/>
    </style:style>
    <style:style style:name="TIAWrite.K" style:family="table-column">
      <style:table-column-properties style:column-width="3.307cm"/>
    </style:style>
    <style:style style:name="TIAWrite.A1" style:family="table-cell">
      <style:table-cell-properties fo:padding="0.097cm" fo:border-left="0.05pt solid #000000" fo:border-right="none" fo:border-top="0.05pt solid #000000" fo:border-bottom="0.05pt solid #000000"/>
    </style:style>
    <style:style style:name="TIAWrite.K1" style:family="table-cell">
      <style:table-cell-properties fo:padding="0.097cm" fo:border="0.05pt solid #000000"/>
    </style:style>
    <style:style style:name="TIAWrite.2" style:family="table-row">
      <style:table-row-properties style:min-row-height="0.176cm"/>
    </style:style>
    <style:style style:name="TIAWrite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IAWrite.K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IAWrite.K5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6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IAWrite.K6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8" style:family="table-cell">
      <style:table-cell-properties fo:background-color="#8ccfb7" fo:padding="0.097cm" fo:border-left="0.05pt solid #000000" fo:border-right="none" fo:border-top="none" fo:border-bottom="0.05pt solid #000000">
        <style:background-image/>
      </style:table-cell-properties>
    </style:style>
    <style:style style:name="TIAWrite.K8" style:family="table-cell">
      <style:table-cell-properties fo:background-color="#8ccfb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1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IAWrite.K15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18" style:family="table-cell">
      <style:table-cell-properties fo:background-color="#87d1d1" fo:padding="0.097cm" fo:border-left="0.05pt solid #000000" fo:border-right="none" fo:border-top="none" fo:border-bottom="0.05pt solid #000000">
        <style:background-image/>
      </style:table-cell-properties>
    </style:style>
    <style:style style:name="TIAWrite.K18" style:family="table-cell">
      <style:table-cell-properties fo:background-color="#87d1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2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IAWrite.K23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29" style:family="table-cell">
      <style:table-cell-properties fo:background-color="#add58a" fo:padding="0.097cm" fo:border-left="0.05pt solid #000000" fo:border-right="none" fo:border-top="none" fo:border-bottom="0.05pt solid #000000">
        <style:background-image/>
      </style:table-cell-properties>
    </style:style>
    <style:style style:name="TIAWrite.K29" style:family="table-cell">
      <style:table-cell-properties fo:background-color="#add5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AWrite.A46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IAWrite.K46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8.752cm" table:align="margins"/>
    </style:style>
    <style:style style:name="Table5.A" style:family="table-column">
      <style:table-column-properties style:column-width="0.494cm" style:rel-column-width="280*"/>
    </style:style>
    <style:style style:name="Table5.B" style:family="table-column">
      <style:table-column-properties style:column-width="0.508cm" style:rel-column-width="288*"/>
    </style:style>
    <style:style style:name="Table5.C" style:family="table-column">
      <style:table-column-properties style:column-width="0.496cm" style:rel-column-width="281*"/>
    </style:style>
    <style:style style:name="Table5.D" style:family="table-column">
      <style:table-column-properties style:column-width="0.402cm" style:rel-column-width="228*"/>
    </style:style>
    <style:style style:name="Table5.F" style:family="table-column">
      <style:table-column-properties style:column-width="0.4cm" style:rel-column-width="227*"/>
    </style:style>
    <style:style style:name="Table5.G" style:family="table-column">
      <style:table-column-properties style:column-width="0.39cm" style:rel-column-width="221*"/>
    </style:style>
    <style:style style:name="Table5.M" style:family="table-column">
      <style:table-column-properties style:column-width="3.651cm" style:rel-column-width="207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M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5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M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8.504cm" table:align="left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1.099cm"/>
    </style:style>
    <style:style style:name="Table1.C" style:family="table-column">
      <style:table-column-properties style:column-width="0.413cm"/>
    </style:style>
    <style:style style:name="Table1.D" style:family="table-column">
      <style:table-column-properties style:column-width="0.402cm"/>
    </style:style>
    <style:style style:name="Table1.E" style:family="table-column">
      <style:table-column-properties style:column-width="0.39cm"/>
    </style:style>
    <style:style style:name="Table1.F" style:family="table-column">
      <style:table-column-properties style:column-width="0.4cm"/>
    </style:style>
    <style:style style:name="Table1.K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2" style:family="table-row">
      <style:table-row-properties style:min-row-height="0.176cm"/>
    </style:style>
    <style:style style:name="Table1.A2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dfcce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bcaed5" fo:padding="0.097cm" fo:border-left="0.05pt solid #000000" fo:border-right="none" fo:border-top="none" fo:border-bottom="0.05pt solid #000000">
        <style:background-image/>
      </style:table-cell-properties>
    </style:style>
    <style:style style:name="Table1.K10" style:family="table-cell">
      <style:table-cell-properties fo:background-color="#bcae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#8f93c7" fo:padding="0.097cm" fo:border-left="0.05pt solid #000000" fo:border-right="none" fo:border-top="none" fo:border-bottom="0.05pt solid #000000">
        <style:background-image/>
      </style:table-cell-properties>
    </style:style>
    <style:style style:name="Table1.K14" style:family="table-cell">
      <style:table-cell-properties fo:background-color="#8f93c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8.504cm" table:align="left"/>
    </style:style>
    <style:style style:name="Table2.A" style:family="table-column">
      <style:table-column-properties style:column-width="0.898cm"/>
    </style:style>
    <style:style style:name="Table2.B" style:family="table-column">
      <style:table-column-properties style:column-width="1.205cm"/>
    </style:style>
    <style:style style:name="Table2.C" style:family="table-column">
      <style:table-column-properties style:column-width="0.402cm"/>
    </style:style>
    <style:style style:name="Table2.D" style:family="table-column">
      <style:table-column-properties style:column-width="0.4cm"/>
    </style:style>
    <style:style style:name="Table2.E" style:family="table-column">
      <style:table-column-properties style:column-width="0.39cm"/>
    </style:style>
    <style:style style:name="Table2.K" style:family="table-column">
      <style:table-column-properties style:column-width="3.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2" style:family="table-row">
      <style:table-row-properties style:min-row-height="0.176cm"/>
    </style:style>
    <style:style style:name="Table2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2.K4" style:family="table-cell">
      <style:table-cell-properties fo:background-color="#fff9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2.K6" style:family="table-cell">
      <style:table-cell-properties fo:background-color="#ffdaa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3.201cm" fo:margin-left="0.78cm" table:align="left"/>
    </style:style>
    <style:style style:name="Table3.A" style:family="table-column">
      <style:table-column-properties style:column-width="0.603cm"/>
    </style:style>
    <style:style style:name="Table3.B" style:family="table-column">
      <style:table-column-properties style:column-width="1.393cm"/>
    </style:style>
    <style:style style:name="Table3.C" style:family="table-column">
      <style:table-column-properties style:column-width="1.20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796cm" fo:margin-left="0.78cm" table:align="left"/>
    </style:style>
    <style:style style:name="Table4.A" style:family="table-column">
      <style:table-column-properties style:column-width="0.603cm"/>
    </style:style>
    <style:style style:name="Table4.B" style:family="table-column">
      <style:table-column-properties style:column-width="2.101cm"/>
    </style:style>
    <style:style style:name="Table4.C" style:family="table-column">
      <style:table-column-properties style:column-width="5.09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9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3.201cm" fo:margin-left="0.78cm" table:align="left"/>
    </style:style>
    <style:style style:name="Table6.A" style:family="table-column">
      <style:table-column-properties style:column-width="1.653cm"/>
    </style:style>
    <style:style style:name="Table6.B" style:family="table-column">
      <style:table-column-properties style:column-width="1.54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227b4" officeooo:paragraph-rsid="000571b7"/>
    </style:style>
    <style:style style:name="P2" style:family="paragraph" style:parent-style-name="Standard">
      <style:text-properties officeooo:rsid="000227b4" officeooo:paragraph-rsid="000227b4"/>
    </style:style>
    <style:style style:name="P3" style:family="paragraph" style:parent-style-name="Standard">
      <style:text-properties officeooo:rsid="000227b4" officeooo:paragraph-rsid="0005d764"/>
    </style:style>
    <style:style style:name="P4" style:family="paragraph" style:parent-style-name="Standard">
      <style:text-properties officeooo:rsid="000227b4" officeooo:paragraph-rsid="00450ae3"/>
    </style:style>
    <style:style style:name="P5" style:family="paragraph" style:parent-style-name="Standard">
      <style:text-properties officeooo:rsid="000571b7" officeooo:paragraph-rsid="000571b7"/>
    </style:style>
    <style:style style:name="P6" style:family="paragraph" style:parent-style-name="Standard">
      <style:text-properties officeooo:rsid="0005d764" officeooo:paragraph-rsid="0005d764"/>
    </style:style>
    <style:style style:name="P7" style:family="paragraph" style:parent-style-name="Standard">
      <style:text-properties officeooo:rsid="00316576" officeooo:paragraph-rsid="00316576"/>
    </style:style>
    <style:style style:name="P8" style:family="paragraph" style:parent-style-name="Standard">
      <style:text-properties officeooo:rsid="004cb2d8" officeooo:paragraph-rsid="004cb2d8"/>
    </style:style>
    <style:style style:name="P9" style:family="paragraph" style:parent-style-name="Standard">
      <style:text-properties officeooo:rsid="0051859e" officeooo:paragraph-rsid="0051859e"/>
    </style:style>
    <style:style style:name="P10" style:family="paragraph" style:parent-style-name="Standard">
      <style:text-properties officeooo:rsid="0051859e" officeooo:paragraph-rsid="0053bef9"/>
    </style:style>
    <style:style style:name="P11" style:family="paragraph" style:parent-style-name="Standard">
      <style:text-properties officeooo:rsid="0053bef9" officeooo:paragraph-rsid="0053bef9"/>
    </style:style>
    <style:style style:name="P12" style:family="paragraph" style:parent-style-name="Table_20_Heading">
      <style:text-properties fo:font-size="8pt" officeooo:rsid="000227b4" officeooo:paragraph-rsid="000227b4" style:font-size-asian="8pt" style:font-size-complex="8pt"/>
    </style:style>
    <style:style style:name="P13" style:family="paragraph" style:parent-style-name="Table_20_Heading">
      <style:text-properties fo:font-size="8pt" officeooo:rsid="000227b4" officeooo:paragraph-rsid="000571b7" style:font-size-asian="8pt" style:font-size-complex="8pt"/>
    </style:style>
    <style:style style:name="P14" style:family="paragraph" style:parent-style-name="Table_20_Heading">
      <style:text-properties fo:font-size="8pt" officeooo:rsid="000227b4" officeooo:paragraph-rsid="0005d764" style:font-size-asian="8pt" style:font-size-complex="8pt"/>
    </style:style>
    <style:style style:name="P15" style:family="paragraph" style:parent-style-name="Table_20_Heading">
      <style:text-properties fo:font-size="8pt" officeooo:rsid="0033d786" officeooo:paragraph-rsid="0033d786" style:font-size-asian="8pt" style:font-size-complex="8pt"/>
    </style:style>
    <style:style style:name="P16" style:family="paragraph" style:parent-style-name="Table_20_Contents">
      <style:text-properties fo:font-size="6pt" officeooo:rsid="0003e937" officeooo:paragraph-rsid="0003e93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03e937" officeooo:paragraph-rsid="0003e937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03e937" officeooo:paragraph-rsid="000571b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03e937" officeooo:paragraph-rsid="0005d764" style:font-size-asian="6pt" style:font-size-complex="6pt"/>
    </style:style>
    <style:style style:name="P20" style:family="paragraph" style:parent-style-name="Table_20_Contents">
      <style:text-properties fo:font-size="6pt" officeooo:rsid="0003e937" officeooo:paragraph-rsid="000571b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paragraph-rsid="000571b7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051169" officeooo:paragraph-rsid="00051169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051169" officeooo:paragraph-rsid="000571b7" style:font-size-asian="6pt" style:font-size-complex="6pt"/>
    </style:style>
    <style:style style:name="P25" style:family="paragraph" style:parent-style-name="Table_20_Contents">
      <style:text-properties fo:font-size="6pt" officeooo:rsid="0005f8f8" officeooo:paragraph-rsid="0005f8f8" style:font-size-asian="6pt" style:font-size-complex="6pt"/>
    </style:style>
    <style:style style:name="P26" style:family="paragraph" style:parent-style-name="Table_20_Contents">
      <style:text-properties fo:font-size="6pt" officeooo:rsid="00087b0e" officeooo:paragraph-rsid="00087b0e" style:font-size-asian="6pt" style:font-size-complex="6pt"/>
    </style:style>
    <style:style style:name="P27" style:family="paragraph" style:parent-style-name="Table_20_Contents">
      <style:text-properties fo:font-size="6pt" officeooo:rsid="00087b0e" officeooo:paragraph-rsid="002f6c3a" style:font-size-asian="6pt" style:font-size-complex="6pt"/>
    </style:style>
    <style:style style:name="P28" style:family="paragraph" style:parent-style-name="Table_20_Contents">
      <style:text-properties fo:font-size="6pt" officeooo:rsid="000a5a97" officeooo:paragraph-rsid="000a5a97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0a5a97" officeooo:paragraph-rsid="000a5a97" style:font-size-asian="6pt" style:font-size-complex="6pt"/>
    </style:style>
    <style:style style:name="P30" style:family="paragraph" style:parent-style-name="Table_20_Contents">
      <style:text-properties fo:font-size="6pt" officeooo:rsid="000bfb3c" officeooo:paragraph-rsid="000bfb3c" style:font-size-asian="6pt" style:font-size-complex="6pt"/>
    </style:style>
    <style:style style:name="P31" style:family="paragraph" style:parent-style-name="Table_20_Contents">
      <style:text-properties fo:font-size="6pt" officeooo:rsid="000cb5e1" officeooo:paragraph-rsid="000cb5e1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officeooo:rsid="000cb5e1" officeooo:paragraph-rsid="000cb5e1" style:font-size-asian="6pt" style:font-size-complex="6pt"/>
    </style:style>
    <style:style style:name="P33" style:family="paragraph" style:parent-style-name="Table_20_Contents">
      <style:text-properties fo:font-size="6pt" officeooo:rsid="000e5e1f" officeooo:paragraph-rsid="000e5e1f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officeooo:rsid="001111ab" officeooo:paragraph-rsid="001111ab" style:font-size-asian="6pt" style:font-size-complex="6pt"/>
    </style:style>
    <style:style style:name="P35" style:family="paragraph" style:parent-style-name="Table_20_Contents">
      <style:text-properties fo:font-size="6pt" officeooo:rsid="0012afd0" officeooo:paragraph-rsid="0012afd0" style:font-size-asian="6pt" style:font-size-complex="6pt"/>
    </style:style>
    <style:style style:name="P36" style:family="paragraph" style:parent-style-name="Table_20_Contents">
      <style:text-properties fo:font-size="6pt" officeooo:rsid="001755bf" officeooo:paragraph-rsid="0023cb74" style:font-size-asian="6pt" style:font-size-complex="6pt"/>
    </style:style>
    <style:style style:name="P37" style:family="paragraph" style:parent-style-name="Table_20_Contents">
      <style:text-properties fo:font-size="6pt" officeooo:rsid="00188053" officeooo:paragraph-rsid="00188053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fo:font-size="6pt" officeooo:rsid="00188053" officeooo:paragraph-rsid="00188053" style:font-size-asian="6pt" style:font-size-complex="6pt"/>
    </style:style>
    <style:style style:name="P39" style:family="paragraph" style:parent-style-name="Table_20_Contents">
      <style:text-properties fo:font-size="6pt" officeooo:rsid="0019c1e0" officeooo:paragraph-rsid="0019c1e0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fo:font-size="6pt" officeooo:rsid="001b9121" officeooo:paragraph-rsid="001b9121" style:font-size-asian="6pt" style:font-size-complex="6pt"/>
    </style:style>
    <style:style style:name="P41" style:family="paragraph" style:parent-style-name="Table_20_Contents">
      <style:text-properties fo:font-size="6pt" officeooo:rsid="001b9121" officeooo:paragraph-rsid="001b9121" style:font-size-asian="6pt" style:font-size-complex="6pt"/>
    </style:style>
    <style:style style:name="P42" style:family="paragraph" style:parent-style-name="Table_20_Contents">
      <style:text-properties fo:font-size="6pt" officeooo:rsid="001c1fc1" officeooo:paragraph-rsid="001c1fc1" style:font-size-asian="6pt" style:font-size-complex="6pt"/>
    </style:style>
    <style:style style:name="P43" style:family="paragraph" style:parent-style-name="Table_20_Contents">
      <style:text-properties fo:font-size="6pt" officeooo:rsid="001d90ab" officeooo:paragraph-rsid="001d90ab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font-size="6pt" officeooo:rsid="001e22ad" officeooo:paragraph-rsid="001e22ad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font-size="6pt" officeooo:rsid="00205fcd" officeooo:paragraph-rsid="00205fcd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220725" officeooo:paragraph-rsid="00220725" style:font-size-asian="6pt" style:font-size-complex="6pt"/>
    </style:style>
    <style:style style:name="P47" style:family="paragraph" style:parent-style-name="Table_20_Contents">
      <style:text-properties fo:font-size="6pt" officeooo:rsid="00220725" officeooo:paragraph-rsid="0023cb74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fo:font-size="6pt" officeooo:rsid="00247764" officeooo:paragraph-rsid="00247764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fo:font-size="6pt" officeooo:rsid="0025546c" officeooo:paragraph-rsid="0025546c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font-size="6pt" officeooo:rsid="002780da" officeooo:paragraph-rsid="002780da" style:font-size-asian="6pt" style:font-size-complex="6pt"/>
    </style:style>
    <style:style style:name="P51" style:family="paragraph" style:parent-style-name="Table_20_Contents">
      <style:text-properties fo:font-size="6pt" officeooo:rsid="0029274c" officeooo:paragraph-rsid="0029274c" style:font-size-asian="6pt" style:font-size-complex="6pt"/>
    </style:style>
    <style:style style:name="P52" style:family="paragraph" style:parent-style-name="Table_20_Contents">
      <style:text-properties fo:font-size="6pt" officeooo:rsid="002d39f4" officeooo:paragraph-rsid="002d39f4" style:font-size-asian="6pt" style:font-size-complex="6pt"/>
    </style:style>
    <style:style style:name="P53" style:family="paragraph" style:parent-style-name="Table_20_Contents">
      <style:paragraph-properties fo:text-align="center" style:justify-single-word="false"/>
      <style:text-properties fo:font-size="6pt" officeooo:rsid="002ee2ce" officeooo:paragraph-rsid="002ee2ce" style:font-size-asian="6pt" style:font-size-complex="6pt"/>
    </style:style>
    <style:style style:name="P54" style:family="paragraph" style:parent-style-name="Table_20_Contents">
      <style:text-properties fo:font-size="6pt" officeooo:rsid="0033d786" officeooo:paragraph-rsid="0033d786" style:font-size-asian="6pt" style:font-size-complex="6pt"/>
    </style:style>
    <style:style style:name="P55" style:family="paragraph" style:parent-style-name="Table_20_Contents">
      <style:text-properties fo:font-size="6pt" officeooo:rsid="00354d91" officeooo:paragraph-rsid="00354d91" style:font-size-asian="6pt" style:font-size-complex="6pt"/>
    </style:style>
    <style:style style:name="P56" style:family="paragraph" style:parent-style-name="Table_20_Contents">
      <style:text-properties fo:font-size="6pt" officeooo:rsid="0036baef" officeooo:paragraph-rsid="0036baef" style:font-size-asian="6pt" style:font-size-complex="6pt"/>
    </style:style>
    <style:style style:name="P57" style:family="paragraph" style:parent-style-name="Table_20_Contents">
      <style:text-properties fo:font-size="6pt" officeooo:rsid="003865cc" officeooo:paragraph-rsid="003865cc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fo:font-size="6pt" officeooo:rsid="0039972d" officeooo:paragraph-rsid="0039972d" style:font-size-asian="6pt" style:font-size-complex="6pt"/>
    </style:style>
    <style:style style:name="P59" style:family="paragraph" style:parent-style-name="Table_20_Contents">
      <style:text-properties fo:font-size="5pt" officeooo:rsid="0045a008" officeooo:paragraph-rsid="0045a008" style:font-size-asian="5pt" style:font-size-complex="5pt"/>
    </style:style>
    <style:style style:name="P60" style:family="paragraph" style:parent-style-name="Table_20_Contents">
      <style:text-properties fo:font-size="5pt" officeooo:rsid="0045a008" officeooo:paragraph-rsid="00490d21" style:font-size-asian="5pt" style:font-size-complex="5pt"/>
    </style:style>
    <style:style style:name="P61" style:family="paragraph" style:parent-style-name="Table_20_Contents">
      <style:text-properties fo:font-size="5pt" officeooo:rsid="0044d94e" officeooo:paragraph-rsid="0045a008" style:font-size-asian="5pt" style:font-size-complex="5pt"/>
    </style:style>
    <style:style style:name="P62" style:family="paragraph" style:parent-style-name="Table_20_Contents">
      <style:paragraph-properties fo:text-align="center" style:justify-single-word="false"/>
      <style:text-properties fo:font-size="5pt" officeooo:rsid="0044d94e" officeooo:paragraph-rsid="00450ae3" style:font-size-asian="5pt" style:font-size-complex="5pt"/>
    </style:style>
    <style:style style:name="P63" style:family="paragraph" style:parent-style-name="Table_20_Contents">
      <style:paragraph-properties fo:text-align="center" style:justify-single-word="false"/>
      <style:text-properties fo:font-size="5pt" officeooo:rsid="0044d94e" officeooo:paragraph-rsid="0044d94e" style:font-size-asian="5pt" style:font-size-complex="5pt"/>
    </style:style>
    <style:style style:name="P64" style:family="paragraph" style:parent-style-name="Table_20_Contents">
      <style:text-properties fo:font-size="5pt" officeooo:rsid="0044d94e" officeooo:paragraph-rsid="0044d94e" style:font-size-asian="5pt" style:font-size-complex="5pt"/>
    </style:style>
    <style:style style:name="P65" style:family="paragraph" style:parent-style-name="Table_20_Contents">
      <style:paragraph-properties fo:text-align="center" style:justify-single-word="false"/>
      <style:text-properties fo:font-size="5pt" officeooo:rsid="0053bef9" officeooo:paragraph-rsid="0053bef9" style:font-size-asian="5pt" style:font-size-complex="5pt"/>
    </style:style>
    <style:style style:name="P66" style:family="paragraph" style:parent-style-name="Table_20_Contents">
      <style:text-properties fo:font-size="5pt" officeooo:rsid="0053bef9" officeooo:paragraph-rsid="0053bef9" style:font-size-asian="5pt" style:font-size-complex="5pt"/>
    </style:style>
    <style:style style:name="P67" style:family="paragraph" style:parent-style-name="Table_20_Heading">
      <style:paragraph-properties fo:margin-left="0cm" fo:margin-right="0cm" fo:text-indent="0cm" style:auto-text-indent="false"/>
      <style:text-properties fo:font-size="6pt" officeooo:rsid="0045a008" officeooo:paragraph-rsid="0045a008" style:font-size-asian="6pt" style:font-size-complex="6pt"/>
    </style:style>
    <style:style style:name="P68" style:family="paragraph" style:parent-style-name="Table_20_Heading">
      <style:paragraph-properties fo:margin-left="0cm" fo:margin-right="0cm" fo:text-indent="0cm" style:auto-text-indent="false"/>
      <style:text-properties fo:font-size="6pt" officeooo:rsid="0044d94e" officeooo:paragraph-rsid="00450ae3" style:font-size-asian="6pt" style:font-size-complex="6pt"/>
    </style:style>
    <style:style style:name="P69" style:family="paragraph" style:parent-style-name="Table_20_Heading">
      <style:paragraph-properties fo:margin-left="0cm" fo:margin-right="0cm" fo:text-indent="0cm" style:auto-text-indent="false"/>
      <style:text-properties fo:font-size="6pt" officeooo:rsid="0044d94e" officeooo:paragraph-rsid="0044d94e" style:font-size-asian="6pt" style:font-size-complex="6pt"/>
    </style:style>
    <style:style style:name="P70" style:family="paragraph" style:parent-style-name="Table_20_Heading">
      <style:paragraph-properties fo:margin-left="0cm" fo:margin-right="0cm" fo:text-indent="0cm" style:auto-text-indent="false"/>
      <style:text-properties fo:font-size="6pt" officeooo:rsid="0053bef9" officeooo:paragraph-rsid="0053bef9" style:font-size-asian="6pt" style:font-size-complex="6pt"/>
    </style:style>
    <style:style style:name="P71" style:family="paragraph" style:parent-style-name="Standard">
      <style:paragraph-properties fo:margin-top="0.101cm" fo:margin-bottom="0.101cm" loext:contextual-spacing="false"/>
      <style:text-properties officeooo:paragraph-rsid="00450ae3"/>
    </style:style>
    <style:style style:name="P72" style:family="paragraph" style:parent-style-name="Table_20_Contents">
      <style:text-properties fo:font-size="6pt" officeooo:rsid="001edead" officeooo:paragraph-rsid="001edead" style:font-size-asian="6pt" style:font-size-complex="6pt"/>
    </style:style>
    <style:style style:name="P73" style:family="paragraph" style:parent-style-name="Table_20_Contents">
      <style:paragraph-properties fo:text-align="center" style:justify-single-word="false"/>
      <style:text-properties fo:font-size="6pt" officeooo:rsid="001edead" officeooo:paragraph-rsid="001edead" style:font-size-asian="6pt" style:font-size-complex="6pt"/>
    </style:style>
    <style:style style:name="P74" style:family="paragraph" style:parent-style-name="Table_20_Contents">
      <style:paragraph-properties fo:text-align="center" style:justify-single-word="false"/>
      <style:text-properties fo:font-size="6pt" officeooo:rsid="00051169" officeooo:paragraph-rsid="00051169" style:font-size-asian="6pt" style:font-size-complex="6pt"/>
    </style:style>
    <style:style style:name="P75" style:family="paragraph" style:parent-style-name="Table_20_Contents">
      <style:paragraph-properties fo:text-align="center" style:justify-single-word="false"/>
      <style:text-properties fo:font-size="6pt" officeooo:rsid="0021f2b9" officeooo:paragraph-rsid="0021f2b9" style:font-size-asian="6pt" style:font-size-complex="6pt"/>
    </style:style>
    <style:style style:name="P76" style:family="paragraph" style:parent-style-name="Table_20_Contents">
      <style:text-properties fo:font-size="6pt" officeooo:rsid="0003e937" officeooo:paragraph-rsid="0003e937" style:font-size-asian="6pt" style:font-size-complex="6pt"/>
    </style:style>
    <style:style style:name="P77" style:family="paragraph" style:parent-style-name="Table_20_Contents">
      <style:paragraph-properties fo:text-align="center" style:justify-single-word="false"/>
      <style:text-properties fo:font-size="6pt" officeooo:rsid="0003e937" officeooo:paragraph-rsid="0003e937" style:font-size-asian="6pt" style:font-size-complex="6pt"/>
    </style:style>
    <style:style style:name="P78" style:family="paragraph" style:parent-style-name="Table_20_Contents">
      <style:text-properties fo:font-size="5pt" style:font-size-asian="5pt" style:font-size-complex="5pt"/>
    </style:style>
    <style:style style:name="P79" style:family="paragraph" style:parent-style-name="Table_20_Contents">
      <style:paragraph-properties fo:text-align="center" style:justify-single-word="false"/>
      <style:text-properties fo:font-size="5pt" officeooo:rsid="004e6aca" officeooo:paragraph-rsid="004e6aca" style:font-size-asian="5pt" style:font-size-complex="5pt"/>
    </style:style>
    <style:style style:name="P80" style:family="paragraph" style:parent-style-name="Table_20_Contents">
      <style:text-properties fo:font-size="5pt" officeooo:rsid="00508c83" officeooo:paragraph-rsid="00508c83" style:font-size-asian="5pt" style:font-size-complex="5pt"/>
    </style:style>
    <style:style style:name="P81" style:family="paragraph" style:parent-style-name="Table_20_Contents">
      <style:paragraph-properties fo:text-align="center" style:justify-single-word="false"/>
      <style:text-properties fo:font-size="5pt" officeooo:rsid="0050364e" officeooo:paragraph-rsid="0050364e" style:font-size-asian="5pt" style:font-size-complex="5pt"/>
    </style:style>
    <style:style style:name="P82" style:family="paragraph" style:parent-style-name="Table_20_Heading">
      <style:text-properties fo:font-size="6pt" officeooo:rsid="0050364e" officeooo:paragraph-rsid="0050364e" style:font-size-asian="6pt" style:font-size-complex="6pt"/>
    </style:style>
    <style:style style:name="P83" style:family="paragraph" style:parent-style-name="Table_20_Heading">
      <style:paragraph-properties fo:text-align="center" style:justify-single-word="false"/>
      <style:text-properties fo:font-size="6pt" officeooo:rsid="0050364e" officeooo:paragraph-rsid="0050364e" style:font-size-asian="6pt" style:font-size-complex="6pt"/>
    </style:style>
    <style:style style:name="T1" style:family="text">
      <style:text-properties officeooo:rsid="00050331"/>
    </style:style>
    <style:style style:name="T2" style:family="text">
      <style:text-properties officeooo:rsid="0005f8f8"/>
    </style:style>
    <style:style style:name="T3" style:family="text">
      <style:text-properties officeooo:rsid="001111ab"/>
    </style:style>
    <style:style style:name="T4" style:family="text">
      <style:text-properties officeooo:rsid="00220725"/>
    </style:style>
    <style:style style:name="T5" style:family="text">
      <style:text-properties officeooo:rsid="002d39f4"/>
    </style:style>
    <style:style style:name="T6" style:family="text">
      <style:text-properties officeooo:rsid="002f6c3a"/>
    </style:style>
    <style:style style:name="T7" style:family="text">
      <style:text-properties officeooo:rsid="0032f33d"/>
    </style:style>
    <style:style style:name="T8" style:family="text">
      <style:text-properties officeooo:rsid="00354d91"/>
    </style:style>
    <style:style style:name="T9" style:family="text">
      <style:text-properties officeooo:rsid="00398c39"/>
    </style:style>
    <style:style style:name="T10" style:family="text">
      <style:text-properties officeooo:rsid="0039eb85"/>
    </style:style>
    <style:style style:name="T11" style:family="text">
      <style:text-properties officeooo:rsid="00450ae3"/>
    </style:style>
    <style:style style:name="T12" style:family="text">
      <style:text-properties officeooo:rsid="0045a008"/>
    </style:style>
    <style:style style:name="T13" style:family="text">
      <style:text-properties officeooo:rsid="00490d21"/>
    </style:style>
    <style:style style:name="T14" style:family="text">
      <style:text-properties officeooo:rsid="004b2ea7"/>
    </style:style>
    <style:style style:name="T15" style:family="text">
      <style:text-properties officeooo:rsid="00549b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A - Write</text:p>
      <table:table table:name="TIAWrite" table:style-name="TIAWrite">
        <table:table-column table:style-name="TIAWrite.A"/>
        <table:table-column table:style-name="TIAWrite.B"/>
        <table:table-column table:style-name="TIAWrite.C"/>
        <table:table-column table:style-name="TIAWrite.D"/>
        <table:table-column table:style-name="TIAWrite.E"/>
        <table:table-column table:style-name="TIAWrite.F"/>
        <table:table-column table:style-name="TIAWrite.D" table:number-columns-repeated="2"/>
        <table:table-column table:style-name="TIAWrite.E"/>
        <table:table-column table:style-name="TIAWrite.F"/>
        <table:table-column table:style-name="TIAWrite.K"/>
        <table:table-header-rows>
          <table:table-row>
            <table:table-cell table:style-name="TIAWrite.A1" office:value-type="string">
              <text:p text:style-name="P12">Addr</text:p>
            </table:table-cell>
            <table:table-cell table:style-name="TIAWrite.A1" office:value-type="string">
              <text:p text:style-name="P12">Name</text:p>
            </table:table-cell>
            <table:table-cell table:style-name="TIAWrite.A1" office:value-type="string">
              <text:p text:style-name="P12">7</text:p>
            </table:table-cell>
            <table:table-cell table:style-name="TIAWrite.A1" office:value-type="string">
              <text:p text:style-name="P12">6</text:p>
            </table:table-cell>
            <table:table-cell table:style-name="TIAWrite.A1" office:value-type="string">
              <text:p text:style-name="P12">5</text:p>
            </table:table-cell>
            <table:table-cell table:style-name="TIAWrite.A1" office:value-type="string">
              <text:p text:style-name="P12">4</text:p>
            </table:table-cell>
            <table:table-cell table:style-name="TIAWrite.A1" office:value-type="string">
              <text:p text:style-name="P12">3</text:p>
            </table:table-cell>
            <table:table-cell table:style-name="TIAWrite.A1" office:value-type="string">
              <text:p text:style-name="P12">2</text:p>
            </table:table-cell>
            <table:table-cell table:style-name="TIAWrite.A1" office:value-type="string">
              <text:p text:style-name="P12">1</text:p>
            </table:table-cell>
            <table:table-cell table:style-name="TIAWrite.A1" office:value-type="string">
              <text:p text:style-name="P12">0</text:p>
            </table:table-cell>
            <table:table-cell table:style-name="TIAWrite.K1" office:value-type="string">
              <text:p text:style-name="P12">Func<text:span text:style-name="T1">tion</text:span></text:p>
            </table:table-cell>
          </table:table-row>
        </table:table-header-rows>
        <table:table-row table:style-name="TIAWrite.2">
          <table:table-cell table:style-name="TIAWrite.A2" office:value-type="string">
            <text:p text:style-name="P17">$00</text:p>
          </table:table-cell>
          <table:table-cell table:style-name="TIAWrite.A2" office:value-type="string">
            <text:p text:style-name="P16">VSYNC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-</text:p>
          </table:table-cell>
          <table:table-cell table:style-name="TIAWrite.A2" office:value-type="string">
            <text:p text:style-name="P17">1</text:p>
          </table:table-cell>
          <table:table-cell table:style-name="TIAWrite.A2" office:value-type="string">
            <text:p text:style-name="P17">-</text:p>
          </table:table-cell>
          <table:table-cell table:style-name="TIAWrite.K2" office:value-type="string">
            <text:p text:style-name="P33">Vertical sync</text:p>
          </table:table-cell>
        </table:table-row>
        <table:table-row>
          <table:table-cell table:style-name="TIAWrite.A2" office:value-type="string">
            <text:p text:style-name="P17">$01</text:p>
          </table:table-cell>
          <table:table-cell table:style-name="TIAWrite.A2" office:value-type="string">
            <text:p text:style-name="P16">VBLANK</text:p>
          </table:table-cell>
          <table:table-cell table:style-name="TIAWrite.A2" office:value-type="string">
            <text:p text:style-name="P48">D</text:p>
          </table:table-cell>
          <table:table-cell table:style-name="TIAWrite.A2" office:value-type="string">
            <text:p text:style-name="P48">L</text:p>
          </table:table-cell>
          <table:table-cell table:style-name="TIAWrite.A2" office:value-type="string">
            <text:p text:style-name="P23">-</text:p>
          </table:table-cell>
          <table:table-cell table:style-name="TIAWrite.A2" office:value-type="string">
            <text:p text:style-name="P23">-</text:p>
          </table:table-cell>
          <table:table-cell table:style-name="TIAWrite.A2" office:value-type="string">
            <text:p text:style-name="P23">-</text:p>
          </table:table-cell>
          <table:table-cell table:style-name="TIAWrite.A2" office:value-type="string">
            <text:p text:style-name="P34">-</text:p>
          </table:table-cell>
          <table:table-cell table:style-name="TIAWrite.A2" office:value-type="string">
            <text:p text:style-name="P48">B</text:p>
          </table:table-cell>
          <table:table-cell table:style-name="TIAWrite.A2" office:value-type="string">
            <text:p text:style-name="P21">-</text:p>
          </table:table-cell>
          <table:table-cell table:style-name="TIAWrite.K2" office:value-type="string">
            <text:p text:style-name="P31">Vertical blank: Dump <text:span text:style-name="T3">I0,I1,I2,I3, Latch I4, I5, Blank enable</text:span></text:p>
          </table:table-cell>
        </table:table-row>
        <table:table-row>
          <table:table-cell table:style-name="TIAWrite.A2" office:value-type="string">
            <text:p text:style-name="P17">$02</text:p>
          </table:table-cell>
          <table:table-cell table:style-name="TIAWrite.A2" office:value-type="string">
            <text:p text:style-name="P16">WSYNC</text:p>
          </table:table-cell>
          <table:table-cell table:style-name="TIAWrite.A2" office:value-type="string">
            <text:p text:style-name="P23">-</text:p>
          </table:table-cell>
          <table:table-cell table:style-name="TIAWrite.A2" office:value-type="string">
            <text:p text:style-name="P23">S</text:p>
          </table:table-cell>
          <table:table-cell table:style-name="TIAWrite.A2" office:value-type="string">
            <text:p text:style-name="P23">T</text:p>
          </table:table-cell>
          <table:table-cell table:style-name="TIAWrite.A2" office:value-type="string">
            <text:p text:style-name="P23">R</text:p>
          </table:table-cell>
          <table:table-cell table:style-name="TIAWrite.A2" office:value-type="string">
            <text:p text:style-name="P23">O</text:p>
          </table:table-cell>
          <table:table-cell table:style-name="TIAWrite.A2" office:value-type="string">
            <text:p text:style-name="P23">B</text:p>
          </table:table-cell>
          <table:table-cell table:style-name="TIAWrite.A2" office:value-type="string">
            <text:p text:style-name="P23">E</text:p>
          </table:table-cell>
          <table:table-cell table:style-name="TIAWrite.A2" office:value-type="string">
            <text:p text:style-name="P21">-</text:p>
          </table:table-cell>
          <table:table-cell table:style-name="TIAWrite.K2" office:value-type="string">
            <text:p text:style-name="P30">Wait for start of horizontal sync.</text:p>
          </table:table-cell>
        </table:table-row>
        <table:table-row>
          <table:table-cell table:style-name="TIAWrite.A5" office:value-type="string">
            <text:p text:style-name="P17">$03</text:p>
          </table:table-cell>
          <table:table-cell table:style-name="TIAWrite.A5" office:value-type="string">
            <text:p text:style-name="P16">RSYNC</text:p>
          </table:table-cell>
          <table:table-cell table:style-name="TIAWrite.A5" office:value-type="string">
            <text:p text:style-name="P23">-</text:p>
          </table:table-cell>
          <table:table-cell table:style-name="TIAWrite.A5" office:value-type="string">
            <text:p text:style-name="P23">S</text:p>
          </table:table-cell>
          <table:table-cell table:style-name="TIAWrite.A5" office:value-type="string">
            <text:p text:style-name="P23">T</text:p>
          </table:table-cell>
          <table:table-cell table:style-name="TIAWrite.A5" office:value-type="string">
            <text:p text:style-name="P23">R</text:p>
          </table:table-cell>
          <table:table-cell table:style-name="TIAWrite.A5" office:value-type="string">
            <text:p text:style-name="P23">O</text:p>
          </table:table-cell>
          <table:table-cell table:style-name="TIAWrite.A5" office:value-type="string">
            <text:p text:style-name="P23">B</text:p>
          </table:table-cell>
          <table:table-cell table:style-name="TIAWrite.A5" office:value-type="string">
            <text:p text:style-name="P23">E</text:p>
          </table:table-cell>
          <table:table-cell table:style-name="TIAWrite.A5" office:value-type="string">
            <text:p text:style-name="P21">-</text:p>
          </table:table-cell>
          <table:table-cell table:style-name="TIAWrite.K5" office:value-type="string">
            <text:p text:style-name="P35">Reset sync (chip testing).</text:p>
          </table:table-cell>
        </table:table-row>
        <table:table-row>
          <table:table-cell table:style-name="TIAWrite.A6" office:value-type="string">
            <text:p text:style-name="P17">$04</text:p>
          </table:table-cell>
          <table:table-cell table:style-name="TIAWrite.A6" office:value-type="string">
            <text:p text:style-name="P16">NUSIZ0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46">M</text:p>
          </table:table-cell>
          <table:table-cell table:style-name="TIAWrite.A6" office:value-type="string">
            <text:p text:style-name="P46">M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46">P</text:p>
          </table:table-cell>
          <table:table-cell table:style-name="TIAWrite.A6" office:value-type="string">
            <text:p text:style-name="P46">P</text:p>
          </table:table-cell>
          <table:table-cell table:style-name="TIAWrite.A6" office:value-type="string">
            <text:p text:style-name="P46">P</text:p>
          </table:table-cell>
          <table:table-cell table:style-name="TIAWrite.K6" office:value-type="string">
            <text:p text:style-name="P36">Number /<text:span text:style-name="T4"> size of Player 0</text:span></text:p>
            <text:p text:style-name="P47">Size of Missile 0</text:p>
          </table:table-cell>
        </table:table-row>
        <table:table-row>
          <table:table-cell table:style-name="TIAWrite.A6" office:value-type="string">
            <text:p text:style-name="P17">$05</text:p>
          </table:table-cell>
          <table:table-cell table:style-name="TIAWrite.A6" office:value-type="string">
            <text:p text:style-name="P16">NUSIZ1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46">M</text:p>
          </table:table-cell>
          <table:table-cell table:style-name="TIAWrite.A6" office:value-type="string">
            <text:p text:style-name="P46">M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46">P</text:p>
          </table:table-cell>
          <table:table-cell table:style-name="TIAWrite.A6" office:value-type="string">
            <text:p text:style-name="P46">P</text:p>
          </table:table-cell>
          <table:table-cell table:style-name="TIAWrite.A6" office:value-type="string">
            <text:p text:style-name="P46">P</text:p>
          </table:table-cell>
          <table:table-cell table:style-name="TIAWrite.K6" office:value-type="string">
            <text:p text:style-name="P36">Number /<text:span text:style-name="T4"> size of Player 1</text:span></text:p>
            <text:p text:style-name="P47">Size of Missile 1</text:p>
          </table:table-cell>
        </table:table-row>
        <table:table-row>
          <table:table-cell table:style-name="TIAWrite.A8" office:value-type="string">
            <text:p text:style-name="P17">$06</text:p>
          </table:table-cell>
          <table:table-cell table:style-name="TIAWrite.A8" office:value-type="string">
            <text:p text:style-name="P16">COLUP0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23">X</text:p>
          </table:table-cell>
          <table:table-cell table:style-name="TIAWrite.K8" office:value-type="string">
            <text:p text:style-name="P72">Colour / Luminance player 0</text:p>
          </table:table-cell>
        </table:table-row>
        <table:table-row>
          <table:table-cell table:style-name="TIAWrite.A8" office:value-type="string">
            <text:p text:style-name="P17">$07</text:p>
          </table:table-cell>
          <table:table-cell table:style-name="TIAWrite.A8" office:value-type="string">
            <text:p text:style-name="P16">COLUP1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C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73">L</text:p>
          </table:table-cell>
          <table:table-cell table:style-name="TIAWrite.A8" office:value-type="string">
            <text:p text:style-name="P23">X</text:p>
          </table:table-cell>
          <table:table-cell table:style-name="TIAWrite.K8" office:value-type="string">
            <text:p text:style-name="P72">Colour / Luminance player 1</text:p>
          </table:table-cell>
        </table:table-row>
        <table:table-row>
          <table:table-cell table:style-name="TIAWrite.A8" office:value-type="string">
            <text:p text:style-name="P17">$08</text:p>
          </table:table-cell>
          <table:table-cell table:style-name="TIAWrite.A8" office:value-type="string">
            <text:p text:style-name="P16">COLUPF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23">X</text:p>
          </table:table-cell>
          <table:table-cell table:style-name="TIAWrite.K8" office:value-type="string">
            <text:p text:style-name="P72">Colour / Luminance playfield</text:p>
          </table:table-cell>
        </table:table-row>
        <table:table-row>
          <table:table-cell table:style-name="TIAWrite.A8" office:value-type="string">
            <text:p text:style-name="P17">$09</text:p>
          </table:table-cell>
          <table:table-cell table:style-name="TIAWrite.A8" office:value-type="string">
            <text:p text:style-name="P16">COLUBK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C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75">L</text:p>
          </table:table-cell>
          <table:table-cell table:style-name="TIAWrite.A8" office:value-type="string">
            <text:p text:style-name="P23">X</text:p>
          </table:table-cell>
          <table:table-cell table:style-name="TIAWrite.K8" office:value-type="string">
            <text:p text:style-name="P72">Colour / Luminance background</text:p>
          </table:table-cell>
        </table:table-row>
        <table:table-row>
          <table:table-cell table:style-name="TIAWrite.A6" office:value-type="string">
            <text:p text:style-name="P17">$0A</text:p>
          </table:table-cell>
          <table:table-cell table:style-name="TIAWrite.A6" office:value-type="string">
            <text:p text:style-name="P16">CTRLPF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50">B</text:p>
          </table:table-cell>
          <table:table-cell table:style-name="TIAWrite.A6" office:value-type="string">
            <text:p text:style-name="P50">B</text:p>
          </table:table-cell>
          <table:table-cell table:style-name="TIAWrite.A6" office:value-type="string">
            <text:p text:style-name="P23">-</text:p>
          </table:table-cell>
          <table:table-cell table:style-name="TIAWrite.A6" office:value-type="string">
            <text:p text:style-name="P50">P</text:p>
          </table:table-cell>
          <table:table-cell table:style-name="TIAWrite.A6" office:value-type="string">
            <text:p text:style-name="P50">S</text:p>
          </table:table-cell>
          <table:table-cell table:style-name="TIAWrite.A6" office:value-type="string">
            <text:p text:style-name="P50">R</text:p>
          </table:table-cell>
          <table:table-cell table:style-name="TIAWrite.K6" office:value-type="string">
            <text:p text:style-name="P51">Playfield control: Ball size, Playfield priority, Score, Reflect.</text:p>
          </table:table-cell>
        </table:table-row>
        <table:table-row>
          <table:table-cell table:style-name="TIAWrite.A6" office:value-type="string">
            <text:p text:style-name="P17">$0B</text:p>
          </table:table-cell>
          <table:table-cell table:style-name="TIAWrite.A6" office:value-type="string">
            <text:p text:style-name="P16">REFP0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38">1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K6" office:value-type="string">
            <text:p text:style-name="P37">Reflect player 0</text:p>
          </table:table-cell>
        </table:table-row>
        <table:table-row>
          <table:table-cell table:style-name="TIAWrite.A6" office:value-type="string">
            <text:p text:style-name="P17">$0C</text:p>
          </table:table-cell>
          <table:table-cell table:style-name="TIAWrite.A6" office:value-type="string">
            <text:p text:style-name="P16">REFP1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38">1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K6" office:value-type="string">
            <text:p text:style-name="P37">Reflect player 1</text:p>
          </table:table-cell>
        </table:table-row>
        <table:table-row>
          <table:table-cell table:style-name="TIAWrite.A15" office:value-type="string">
            <text:p text:style-name="P17">$0D</text:p>
          </table:table-cell>
          <table:table-cell table:style-name="TIAWrite.A15" office:value-type="string">
            <text:p text:style-name="P16">PF0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21">-</text:p>
          </table:table-cell>
          <table:table-cell table:style-name="TIAWrite.A15" office:value-type="string">
            <text:p text:style-name="P21">-</text:p>
          </table:table-cell>
          <table:table-cell table:style-name="TIAWrite.A15" office:value-type="string">
            <text:p text:style-name="P21">-</text:p>
          </table:table-cell>
          <table:table-cell table:style-name="TIAWrite.A15" office:value-type="string">
            <text:p text:style-name="P21">-</text:p>
          </table:table-cell>
          <table:table-cell table:style-name="TIAWrite.K15" office:value-type="string">
            <text:p text:style-name="P37">Playfield register 0 (bits 4-7)</text:p>
          </table:table-cell>
        </table:table-row>
        <table:table-row>
          <table:table-cell table:style-name="TIAWrite.A15" office:value-type="string">
            <text:p text:style-name="P17">$0E</text:p>
          </table:table-cell>
          <table:table-cell table:style-name="TIAWrite.A15" office:value-type="string">
            <text:p text:style-name="P16">PF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K15" office:value-type="string">
            <text:p text:style-name="P37">Playfield register 1 (bits 7-0)</text:p>
          </table:table-cell>
        </table:table-row>
        <table:table-row>
          <table:table-cell table:style-name="TIAWrite.A15" office:value-type="string">
            <text:p text:style-name="P17">$0F</text:p>
          </table:table-cell>
          <table:table-cell table:style-name="TIAWrite.A15" office:value-type="string">
            <text:p text:style-name="P16">PF2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A15" office:value-type="string">
            <text:p text:style-name="P38">1</text:p>
          </table:table-cell>
          <table:table-cell table:style-name="TIAWrite.K15" office:value-type="string">
            <text:p text:style-name="P37">Playfield register 2 (bits 0-7)</text:p>
          </table:table-cell>
        </table:table-row>
        <table:table-row>
          <table:table-cell table:style-name="TIAWrite.A18" office:value-type="string">
            <text:p text:style-name="P17">$10</text:p>
          </table:table-cell>
          <table:table-cell table:style-name="TIAWrite.A18" office:value-type="string">
            <text:p text:style-name="P16">RESP0</text:p>
          </table:table-cell>
          <table:table-cell table:style-name="TIAWrite.A18" office:value-type="string">
            <text:p text:style-name="P23">-</text:p>
          </table:table-cell>
          <table:table-cell table:style-name="TIAWrite.A18" office:value-type="string">
            <text:p text:style-name="P23">S</text:p>
          </table:table-cell>
          <table:table-cell table:style-name="TIAWrite.A18" office:value-type="string">
            <text:p text:style-name="P23">T</text:p>
          </table:table-cell>
          <table:table-cell table:style-name="TIAWrite.A18" office:value-type="string">
            <text:p text:style-name="P23">R</text:p>
          </table:table-cell>
          <table:table-cell table:style-name="TIAWrite.A18" office:value-type="string">
            <text:p text:style-name="P23">O</text:p>
          </table:table-cell>
          <table:table-cell table:style-name="TIAWrite.A18" office:value-type="string">
            <text:p text:style-name="P23">B</text:p>
          </table:table-cell>
          <table:table-cell table:style-name="TIAWrite.A18" office:value-type="string">
            <text:p text:style-name="P23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39">Reset player 0 horizontal position.</text:p>
          </table:table-cell>
        </table:table-row>
        <table:table-row>
          <table:table-cell table:style-name="TIAWrite.A18" office:value-type="string">
            <text:p text:style-name="P17">$11</text:p>
          </table:table-cell>
          <table:table-cell table:style-name="TIAWrite.A18" office:value-type="string">
            <text:p text:style-name="P16">RESP1</text:p>
          </table:table-cell>
          <table:table-cell table:style-name="TIAWrite.A18" office:value-type="string">
            <text:p text:style-name="P23">-</text:p>
          </table:table-cell>
          <table:table-cell table:style-name="TIAWrite.A18" office:value-type="string">
            <text:p text:style-name="P23">S</text:p>
          </table:table-cell>
          <table:table-cell table:style-name="TIAWrite.A18" office:value-type="string">
            <text:p text:style-name="P23">T</text:p>
          </table:table-cell>
          <table:table-cell table:style-name="TIAWrite.A18" office:value-type="string">
            <text:p text:style-name="P23">R</text:p>
          </table:table-cell>
          <table:table-cell table:style-name="TIAWrite.A18" office:value-type="string">
            <text:p text:style-name="P23">O</text:p>
          </table:table-cell>
          <table:table-cell table:style-name="TIAWrite.A18" office:value-type="string">
            <text:p text:style-name="P23">B</text:p>
          </table:table-cell>
          <table:table-cell table:style-name="TIAWrite.A18" office:value-type="string">
            <text:p text:style-name="P23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39">Reset player 1 horizontal position.</text:p>
          </table:table-cell>
        </table:table-row>
        <table:table-row>
          <table:table-cell table:style-name="TIAWrite.A18" office:value-type="string">
            <text:p text:style-name="P17">$12</text:p>
          </table:table-cell>
          <table:table-cell table:style-name="TIAWrite.A18" office:value-type="string">
            <text:p text:style-name="P16">RESM0</text:p>
          </table:table-cell>
          <table:table-cell table:style-name="TIAWrite.A18" office:value-type="string">
            <text:p text:style-name="P23">-</text:p>
          </table:table-cell>
          <table:table-cell table:style-name="TIAWrite.A18" office:value-type="string">
            <text:p text:style-name="P23">S</text:p>
          </table:table-cell>
          <table:table-cell table:style-name="TIAWrite.A18" office:value-type="string">
            <text:p text:style-name="P23">T</text:p>
          </table:table-cell>
          <table:table-cell table:style-name="TIAWrite.A18" office:value-type="string">
            <text:p text:style-name="P23">R</text:p>
          </table:table-cell>
          <table:table-cell table:style-name="TIAWrite.A18" office:value-type="string">
            <text:p text:style-name="P23">O</text:p>
          </table:table-cell>
          <table:table-cell table:style-name="TIAWrite.A18" office:value-type="string">
            <text:p text:style-name="P23">B</text:p>
          </table:table-cell>
          <table:table-cell table:style-name="TIAWrite.A18" office:value-type="string">
            <text:p text:style-name="P23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39">Reset missile 0 horizontal position.</text:p>
          </table:table-cell>
        </table:table-row>
        <table:table-row>
          <table:table-cell table:style-name="TIAWrite.A18" office:value-type="string">
            <text:p text:style-name="P17">$13</text:p>
          </table:table-cell>
          <table:table-cell table:style-name="TIAWrite.A18" office:value-type="string">
            <text:p text:style-name="P16">RESM1</text:p>
          </table:table-cell>
          <table:table-cell table:style-name="TIAWrite.A18" office:value-type="string">
            <text:p text:style-name="P23">-</text:p>
          </table:table-cell>
          <table:table-cell table:style-name="TIAWrite.A18" office:value-type="string">
            <text:p text:style-name="P23">S</text:p>
          </table:table-cell>
          <table:table-cell table:style-name="TIAWrite.A18" office:value-type="string">
            <text:p text:style-name="P23">T</text:p>
          </table:table-cell>
          <table:table-cell table:style-name="TIAWrite.A18" office:value-type="string">
            <text:p text:style-name="P23">R</text:p>
          </table:table-cell>
          <table:table-cell table:style-name="TIAWrite.A18" office:value-type="string">
            <text:p text:style-name="P23">O</text:p>
          </table:table-cell>
          <table:table-cell table:style-name="TIAWrite.A18" office:value-type="string">
            <text:p text:style-name="P23">B</text:p>
          </table:table-cell>
          <table:table-cell table:style-name="TIAWrite.A18" office:value-type="string">
            <text:p text:style-name="P23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39">Reset missile 1 horizontal position.</text:p>
          </table:table-cell>
        </table:table-row>
        <table:table-row>
          <table:table-cell table:style-name="TIAWrite.A18" office:value-type="string">
            <text:p text:style-name="P17">$14</text:p>
          </table:table-cell>
          <table:table-cell table:style-name="TIAWrite.A18" office:value-type="string">
            <text:p text:style-name="P16">RESBL</text:p>
          </table:table-cell>
          <table:table-cell table:style-name="TIAWrite.A18" office:value-type="string">
            <text:p text:style-name="P23">-</text:p>
          </table:table-cell>
          <table:table-cell table:style-name="TIAWrite.A18" office:value-type="string">
            <text:p text:style-name="P23">S</text:p>
          </table:table-cell>
          <table:table-cell table:style-name="TIAWrite.A18" office:value-type="string">
            <text:p text:style-name="P23">T</text:p>
          </table:table-cell>
          <table:table-cell table:style-name="TIAWrite.A18" office:value-type="string">
            <text:p text:style-name="P23">R</text:p>
          </table:table-cell>
          <table:table-cell table:style-name="TIAWrite.A18" office:value-type="string">
            <text:p text:style-name="P23">O</text:p>
          </table:table-cell>
          <table:table-cell table:style-name="TIAWrite.A18" office:value-type="string">
            <text:p text:style-name="P23">B</text:p>
          </table:table-cell>
          <table:table-cell table:style-name="TIAWrite.A18" office:value-type="string">
            <text:p text:style-name="P23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39">Reset ball horizontal position.</text:p>
          </table:table-cell>
        </table:table-row>
        <table:table-row>
          <table:table-cell table:style-name="TIAWrite.A23" office:value-type="string">
            <text:p text:style-name="P17">$15</text:p>
          </table:table-cell>
          <table:table-cell table:style-name="TIAWrite.A23" office:value-type="string">
            <text:p text:style-name="P16">AUDC0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0">1</text:p>
          </table:table-cell>
          <table:table-cell table:style-name="TIAWrite.A23" office:value-type="string">
            <text:p text:style-name="P40">1</text:p>
          </table:table-cell>
          <table:table-cell table:style-name="TIAWrite.A23" office:value-type="string">
            <text:p text:style-name="P40">1</text:p>
          </table:table-cell>
          <table:table-cell table:style-name="TIAWrite.A23" office:value-type="string">
            <text:p text:style-name="P40">1</text:p>
          </table:table-cell>
          <table:table-cell table:style-name="TIAWrite.K23" office:value-type="string">
            <text:p text:style-name="P41">Audio control channel 0</text:p>
          </table:table-cell>
        </table:table-row>
        <table:table-row>
          <table:table-cell table:style-name="TIAWrite.A23" office:value-type="string">
            <text:p text:style-name="P17">$16</text:p>
          </table:table-cell>
          <table:table-cell table:style-name="TIAWrite.A23" office:value-type="string">
            <text:p text:style-name="P16">AUDC1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5">1</text:p>
          </table:table-cell>
          <table:table-cell table:style-name="TIAWrite.A23" office:value-type="string">
            <text:p text:style-name="P45">1</text:p>
          </table:table-cell>
          <table:table-cell table:style-name="TIAWrite.A23" office:value-type="string">
            <text:p text:style-name="P45">1</text:p>
          </table:table-cell>
          <table:table-cell table:style-name="TIAWrite.A23" office:value-type="string">
            <text:p text:style-name="P45">1</text:p>
          </table:table-cell>
          <table:table-cell table:style-name="TIAWrite.K23" office:value-type="string">
            <text:p text:style-name="P41">Audio control channel 1</text:p>
          </table:table-cell>
        </table:table-row>
        <table:table-row>
          <table:table-cell table:style-name="TIAWrite.A23" office:value-type="string">
            <text:p text:style-name="P17">$17</text:p>
          </table:table-cell>
          <table:table-cell table:style-name="TIAWrite.A23" office:value-type="string">
            <text:p text:style-name="P16">AUDF0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K23" office:value-type="string">
            <text:p text:style-name="P41">Audio frequency channel 0</text:p>
          </table:table-cell>
        </table:table-row>
        <table:table-row>
          <table:table-cell table:style-name="TIAWrite.A23" office:value-type="string">
            <text:p text:style-name="P17">$18</text:p>
          </table:table-cell>
          <table:table-cell table:style-name="TIAWrite.A23" office:value-type="string">
            <text:p text:style-name="P16">AUDF1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K23" office:value-type="string">
            <text:p text:style-name="P41">Audio frequency channel 1</text:p>
          </table:table-cell>
        </table:table-row>
        <table:table-row>
          <table:table-cell table:style-name="TIAWrite.A23" office:value-type="string">
            <text:p text:style-name="P17">$19</text:p>
          </table:table-cell>
          <table:table-cell table:style-name="TIAWrite.A23" office:value-type="string">
            <text:p text:style-name="P16">AUDV0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K23" office:value-type="string">
            <text:p text:style-name="P41">Audio volume channel 0</text:p>
          </table:table-cell>
        </table:table-row>
        <table:table-row>
          <table:table-cell table:style-name="TIAWrite.A23" office:value-type="string">
            <text:p text:style-name="P17">$1A</text:p>
          </table:table-cell>
          <table:table-cell table:style-name="TIAWrite.A23" office:value-type="string">
            <text:p text:style-name="P16">AUDV1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21">-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A23" office:value-type="string">
            <text:p text:style-name="P49">1</text:p>
          </table:table-cell>
          <table:table-cell table:style-name="TIAWrite.K23" office:value-type="string">
            <text:p text:style-name="P41">Audio volume channel 1</text:p>
          </table:table-cell>
        </table:table-row>
        <table:table-row>
          <table:table-cell table:style-name="TIAWrite.A29" office:value-type="string">
            <text:p text:style-name="P17">$1B</text:p>
          </table:table-cell>
          <table:table-cell table:style-name="TIAWrite.A29" office:value-type="string">
            <text:p text:style-name="P16">GRP0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K29" office:value-type="string">
            <text:p text:style-name="P41">Graphics player 0</text:p>
          </table:table-cell>
        </table:table-row>
        <table:table-row>
          <table:table-cell table:style-name="TIAWrite.A29" office:value-type="string">
            <text:p text:style-name="P17">$1C</text:p>
          </table:table-cell>
          <table:table-cell table:style-name="TIAWrite.A29" office:value-type="string">
            <text:p text:style-name="P16">GRP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44">1</text:p>
          </table:table-cell>
          <table:table-cell table:style-name="TIAWrite.K29" office:value-type="string">
            <text:p text:style-name="P41">Graphics player 1</text:p>
          </table:table-cell>
        </table:table-row>
        <table:table-row>
          <table:table-cell table:style-name="TIAWrite.A29" office:value-type="string">
            <text:p text:style-name="P17">$1D</text:p>
          </table:table-cell>
          <table:table-cell table:style-name="TIAWrite.A29" office:value-type="string">
            <text:p text:style-name="P16">ENAM0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21">-</text:p>
          </table:table-cell>
          <table:table-cell table:style-name="TIAWrite.K29" office:value-type="string">
            <text:p text:style-name="P41">Enable missile 0</text:p>
          </table:table-cell>
        </table:table-row>
        <table:table-row>
          <table:table-cell table:style-name="TIAWrite.A29" office:value-type="string">
            <text:p text:style-name="P17">$1E</text:p>
          </table:table-cell>
          <table:table-cell table:style-name="TIAWrite.A29" office:value-type="string">
            <text:p text:style-name="P16">ENAM1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21">-</text:p>
          </table:table-cell>
          <table:table-cell table:style-name="TIAWrite.K29" office:value-type="string">
            <text:p text:style-name="P41">Enable missile 1</text:p>
          </table:table-cell>
        </table:table-row>
        <table:table-row>
          <table:table-cell table:style-name="TIAWrite.A29" office:value-type="string">
            <text:p text:style-name="P17">$1F</text:p>
          </table:table-cell>
          <table:table-cell table:style-name="TIAWrite.A29" office:value-type="string">
            <text:p text:style-name="P16">ENABL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21">-</text:p>
          </table:table-cell>
          <table:table-cell table:style-name="TIAWrite.A29" office:value-type="string">
            <text:p text:style-name="P44">1</text:p>
          </table:table-cell>
          <table:table-cell table:style-name="TIAWrite.A29" office:value-type="string">
            <text:p text:style-name="P21">-</text:p>
          </table:table-cell>
          <table:table-cell table:style-name="TIAWrite.K29" office:value-type="string">
            <text:p text:style-name="P41">Enable ball.</text:p>
          </table:table-cell>
        </table:table-row>
        <table:table-row>
          <table:table-cell table:style-name="TIAWrite.A18" office:value-type="string">
            <text:p text:style-name="P17">$20</text:p>
          </table:table-cell>
          <table:table-cell table:style-name="TIAWrite.A18" office:value-type="string">
            <text:p text:style-name="P16">HMP0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1">Horizontal fine motion player 0</text:p>
          </table:table-cell>
        </table:table-row>
        <table:table-row>
          <table:table-cell table:style-name="TIAWrite.A18" office:value-type="string">
            <text:p text:style-name="P17">$21</text:p>
          </table:table-cell>
          <table:table-cell table:style-name="TIAWrite.A18" office:value-type="string">
            <text:p text:style-name="P16">HMP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1">Horizontal fine motion player 1</text:p>
          </table:table-cell>
        </table:table-row>
        <table:table-row>
          <table:table-cell table:style-name="TIAWrite.A18" office:value-type="string">
            <text:p text:style-name="P17">$22</text:p>
          </table:table-cell>
          <table:table-cell table:style-name="TIAWrite.A18" office:value-type="string">
            <text:p text:style-name="P16">HMM0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1">Horizontal fine motion missile 0</text:p>
          </table:table-cell>
        </table:table-row>
        <table:table-row>
          <table:table-cell table:style-name="TIAWrite.A18" office:value-type="string">
            <text:p text:style-name="P17">$23</text:p>
          </table:table-cell>
          <table:table-cell table:style-name="TIAWrite.A18" office:value-type="string">
            <text:p text:style-name="P16">HMM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1">Horizontal fine motion missile 1</text:p>
          </table:table-cell>
        </table:table-row>
        <table:table-row>
          <table:table-cell table:style-name="TIAWrite.A18" office:value-type="string">
            <text:p text:style-name="P17">$24</text:p>
          </table:table-cell>
          <table:table-cell table:style-name="TIAWrite.A18" office:value-type="string">
            <text:p text:style-name="P16">HMBL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1">Horizontal fine motion ball</text:p>
          </table:table-cell>
        </table:table-row>
        <table:table-row>
          <table:table-cell table:style-name="TIAWrite.A6" office:value-type="string">
            <text:p text:style-name="P17">$25</text:p>
          </table:table-cell>
          <table:table-cell table:style-name="TIAWrite.A6" office:value-type="string">
            <text:p text:style-name="P16">VDELP0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44">1</text:p>
          </table:table-cell>
          <table:table-cell table:style-name="TIAWrite.K6" office:value-type="string">
            <text:p text:style-name="P42">Vertical delay player 0</text:p>
          </table:table-cell>
        </table:table-row>
        <table:table-row>
          <table:table-cell table:style-name="TIAWrite.A6" office:value-type="string">
            <text:p text:style-name="P17">$26</text:p>
          </table:table-cell>
          <table:table-cell table:style-name="TIAWrite.A6" office:value-type="string">
            <text:p text:style-name="P16">VDELP1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44">1</text:p>
          </table:table-cell>
          <table:table-cell table:style-name="TIAWrite.K6" office:value-type="string">
            <text:p text:style-name="P42">Vertical delay player 1</text:p>
          </table:table-cell>
        </table:table-row>
        <table:table-row>
          <table:table-cell table:style-name="TIAWrite.A6" office:value-type="string">
            <text:p text:style-name="P17">$27</text:p>
          </table:table-cell>
          <table:table-cell table:style-name="TIAWrite.A6" office:value-type="string">
            <text:p text:style-name="P16">VDELBL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21">-</text:p>
          </table:table-cell>
          <table:table-cell table:style-name="TIAWrite.A6" office:value-type="string">
            <text:p text:style-name="P44">1</text:p>
          </table:table-cell>
          <table:table-cell table:style-name="TIAWrite.K6" office:value-type="string">
            <text:p text:style-name="P42">Vertical delay ball</text:p>
          </table:table-cell>
        </table:table-row>
        <table:table-row>
          <table:table-cell table:style-name="TIAWrite.A18" office:value-type="string">
            <text:p text:style-name="P17">$28</text:p>
          </table:table-cell>
          <table:table-cell table:style-name="TIAWrite.A18" office:value-type="string">
            <text:p text:style-name="P16">RESMP0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2">Reset missile 0 to player 0</text:p>
          </table:table-cell>
        </table:table-row>
        <table:table-row>
          <table:table-cell table:style-name="TIAWrite.A18" office:value-type="string">
            <text:p text:style-name="P17">$29</text:p>
          </table:table-cell>
          <table:table-cell table:style-name="TIAWrite.A18" office:value-type="string">
            <text:p text:style-name="P16">RESMP1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44">1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2">Reset missile 1 to player 1</text:p>
          </table:table-cell>
        </table:table-row>
        <table:table-row>
          <table:table-cell table:style-name="TIAWrite.A18" office:value-type="string">
            <text:p text:style-name="P17">$2A</text:p>
          </table:table-cell>
          <table:table-cell table:style-name="TIAWrite.A18" office:value-type="string">
            <text:p text:style-name="P16">HMOVE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40">S</text:p>
          </table:table-cell>
          <table:table-cell table:style-name="TIAWrite.A18" office:value-type="string">
            <text:p text:style-name="P40">T</text:p>
          </table:table-cell>
          <table:table-cell table:style-name="TIAWrite.A18" office:value-type="string">
            <text:p text:style-name="P40">R</text:p>
          </table:table-cell>
          <table:table-cell table:style-name="TIAWrite.A18" office:value-type="string">
            <text:p text:style-name="P40">O</text:p>
          </table:table-cell>
          <table:table-cell table:style-name="TIAWrite.A18" office:value-type="string">
            <text:p text:style-name="P40">B</text:p>
          </table:table-cell>
          <table:table-cell table:style-name="TIAWrite.A18" office:value-type="string">
            <text:p text:style-name="P40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2">Apply horizontal motion.</text:p>
          </table:table-cell>
        </table:table-row>
        <table:table-row>
          <table:table-cell table:style-name="TIAWrite.A18" office:value-type="string">
            <text:p text:style-name="P17">$2B</text:p>
          </table:table-cell>
          <table:table-cell table:style-name="TIAWrite.A18" office:value-type="string">
            <text:p text:style-name="P16">HMCLR</text:p>
          </table:table-cell>
          <table:table-cell table:style-name="TIAWrite.A18" office:value-type="string">
            <text:p text:style-name="P21">-</text:p>
          </table:table-cell>
          <table:table-cell table:style-name="TIAWrite.A18" office:value-type="string">
            <text:p text:style-name="P40">S</text:p>
          </table:table-cell>
          <table:table-cell table:style-name="TIAWrite.A18" office:value-type="string">
            <text:p text:style-name="P40">T</text:p>
          </table:table-cell>
          <table:table-cell table:style-name="TIAWrite.A18" office:value-type="string">
            <text:p text:style-name="P40">R</text:p>
          </table:table-cell>
          <table:table-cell table:style-name="TIAWrite.A18" office:value-type="string">
            <text:p text:style-name="P40">O</text:p>
          </table:table-cell>
          <table:table-cell table:style-name="TIAWrite.A18" office:value-type="string">
            <text:p text:style-name="P40">B</text:p>
          </table:table-cell>
          <table:table-cell table:style-name="TIAWrite.A18" office:value-type="string">
            <text:p text:style-name="P40">E</text:p>
          </table:table-cell>
          <table:table-cell table:style-name="TIAWrite.A18" office:value-type="string">
            <text:p text:style-name="P21">-</text:p>
          </table:table-cell>
          <table:table-cell table:style-name="TIAWrite.K18" office:value-type="string">
            <text:p text:style-name="P43">Clear horizontal motion registers</text:p>
          </table:table-cell>
        </table:table-row>
        <table:table-row>
          <table:table-cell table:style-name="TIAWrite.A46" office:value-type="string">
            <text:p text:style-name="P17">$2C</text:p>
          </table:table-cell>
          <table:table-cell table:style-name="TIAWrite.A46" office:value-type="string">
            <text:p text:style-name="P16">CXCLR</text:p>
          </table:table-cell>
          <table:table-cell table:style-name="TIAWrite.A46" office:value-type="string">
            <text:p text:style-name="P21">-</text:p>
          </table:table-cell>
          <table:table-cell table:style-name="TIAWrite.A46" office:value-type="string">
            <text:p text:style-name="P40">S</text:p>
          </table:table-cell>
          <table:table-cell table:style-name="TIAWrite.A46" office:value-type="string">
            <text:p text:style-name="P40">T</text:p>
          </table:table-cell>
          <table:table-cell table:style-name="TIAWrite.A46" office:value-type="string">
            <text:p text:style-name="P40">R</text:p>
          </table:table-cell>
          <table:table-cell table:style-name="TIAWrite.A46" office:value-type="string">
            <text:p text:style-name="P40">O</text:p>
          </table:table-cell>
          <table:table-cell table:style-name="TIAWrite.A46" office:value-type="string">
            <text:p text:style-name="P40">B</text:p>
          </table:table-cell>
          <table:table-cell table:style-name="TIAWrite.A46" office:value-type="string">
            <text:p text:style-name="P40">E</text:p>
          </table:table-cell>
          <table:table-cell table:style-name="TIAWrite.A46" office:value-type="string">
            <text:p text:style-name="P21">-</text:p>
          </table:table-cell>
          <table:table-cell table:style-name="TIAWrite.K46" office:value-type="string">
            <text:p text:style-name="P43">Clear collision latches</text:p>
          </table:table-cell>
        </table:table-row>
      </table:table>
      <text:p text:style-name="P2"/>
      <text:p text:style-name="P8">NUSIZ0 / NUSIZ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G"/>
        <table:table-column table:style-name="Table5.D" table:number-columns-repeated="3"/>
        <table:table-column table:style-name="Table5.F"/>
        <table:table-column table:style-name="Table5.D"/>
        <table:table-column table:style-name="Table5.M"/>
        <table:table-header-rows>
          <table:table-row>
            <table:table-cell table:style-name="Table5.A1" office:value-type="string">
              <text:p text:style-name="P83">Bit 2</text:p>
            </table:table-cell>
            <table:table-cell table:style-name="Table5.A1" office:value-type="string">
              <text:p text:style-name="P83">Bit 1</text:p>
            </table:table-cell>
            <table:table-cell table:style-name="Table5.A1" office:value-type="string">
              <text:p text:style-name="P83">Bit 0</text:p>
            </table:table-cell>
            <table:table-cell table:style-name="Table5.A1" table:number-columns-spanned="9" office:value-type="string">
              <text:p text:style-name="P82">Clock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M1" office:value-type="string">
              <text:p text:style-name="P82">Description</text:p>
            </table:table-cell>
          </table:table-row>
        </table:table-header-rows>
        <table:table-row>
          <table:table-cell table:style-name="Table5.A2" office:value-type="string">
            <text:p text:style-name="P79">0</text:p>
          </table:table-cell>
          <table:table-cell table:style-name="Table5.A2" office:value-type="string">
            <text:p text:style-name="P79">0</text:p>
          </table:table-cell>
          <table:table-cell table:style-name="Table5.A2" office:value-type="string">
            <text:p text:style-name="P79">0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2" office:value-type="string">
            <text:p text:style-name="P80">One copy</text:p>
          </table:table-cell>
        </table:table-row>
        <table:table-row>
          <table:table-cell table:style-name="Table5.A2" office:value-type="string">
            <text:p text:style-name="P79">0</text:p>
          </table:table-cell>
          <table:table-cell table:style-name="Table5.A2" office:value-type="string">
            <text:p text:style-name="P79">0</text:p>
          </table:table-cell>
          <table:table-cell table:style-name="Table5.A2" office:value-type="string">
            <text:p text:style-name="P81">1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3" office:value-type="string">
            <text:p text:style-name="P80">Two copies - close</text:p>
          </table:table-cell>
        </table:table-row>
        <table:table-row>
          <table:table-cell table:style-name="Table5.A2" office:value-type="string">
            <text:p text:style-name="P81">0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0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4" office:value-type="string">
            <text:p text:style-name="P80">Two copies - medium</text:p>
          </table:table-cell>
        </table:table-row>
        <table:table-row>
          <table:table-cell table:style-name="Table5.A2" office:value-type="string">
            <text:p text:style-name="P81">0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1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5" office:value-type="string">
            <text:p text:style-name="P80">Three copies - close</text:p>
          </table:table-cell>
        </table:table-row>
        <table:table-row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0</text:p>
          </table:table-cell>
          <table:table-cell table:style-name="Table5.A2" office:value-type="string">
            <text:p text:style-name="P81">0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M6" office:value-type="string">
            <text:p text:style-name="P80">Two copies - wide</text:p>
          </table:table-cell>
        </table:table-row>
        <table:table-row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0</text:p>
          </table:table-cell>
          <table:table-cell table:style-name="Table5.A2" office:value-type="string">
            <text:p text:style-name="P81">1</text:p>
          </table:table-cell>
          <table:table-cell table:style-name="Table5.D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7" office:value-type="string">
            <text:p text:style-name="P80">Double size player</text:p>
          </table:table-cell>
        </table:table-row>
        <table:table-row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0</text:p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M8" office:value-type="string">
            <text:p text:style-name="P80">Three copies - medium</text:p>
          </table:table-cell>
        </table:table-row>
        <table:table-row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1">1</text:p>
          </table:table-cell>
          <table:table-cell table:style-name="Table5.D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D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78"/>
          </table:table-cell>
          <table:table-cell table:style-name="Table5.M9" office:value-type="string">
            <text:p text:style-name="P80">Quad size </text:p>
          </table:table-cell>
        </table:table-row>
      </table:table>
      <text:p text:style-name="P5"/>
      <text:p text:style-name="P5">TIA- Rea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 table:number-columns-repeated="2"/>
        <table:table-column table:style-name="Table1.E"/>
        <table:table-column table:style-name="Table1.F"/>
        <table:table-column table:style-name="Table1.K"/>
        <table:table-header-rows>
          <table:table-row>
            <table:table-cell table:style-name="Table1.A1" office:value-type="string">
              <text:p text:style-name="P13">Addr</text:p>
            </table:table-cell>
            <table:table-cell table:style-name="Table1.A1" office:value-type="string">
              <text:p text:style-name="P13">Name</text:p>
            </table:table-cell>
            <table:table-cell table:style-name="Table1.A1" office:value-type="string">
              <text:p text:style-name="P13">7</text:p>
            </table:table-cell>
            <table:table-cell table:style-name="Table1.A1" office:value-type="string">
              <text:p text:style-name="P13">6</text:p>
            </table:table-cell>
            <table:table-cell table:style-name="Table1.A1" office:value-type="string">
              <text:p text:style-name="P13">5</text:p>
            </table:table-cell>
            <table:table-cell table:style-name="Table1.A1" office:value-type="string">
              <text:p text:style-name="P13">4</text:p>
            </table:table-cell>
            <table:table-cell table:style-name="Table1.A1" office:value-type="string">
              <text:p text:style-name="P13">3</text:p>
            </table:table-cell>
            <table:table-cell table:style-name="Table1.A1" office:value-type="string">
              <text:p text:style-name="P13">2</text:p>
            </table:table-cell>
            <table:table-cell table:style-name="Table1.A1" office:value-type="string">
              <text:p text:style-name="P13">1</text:p>
            </table:table-cell>
            <table:table-cell table:style-name="Table1.A1" office:value-type="string">
              <text:p text:style-name="P13">0</text:p>
            </table:table-cell>
            <table:table-cell table:style-name="Table1.K1" office:value-type="string">
              <text:p text:style-name="P13">Func<text:span text:style-name="T1">tion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8">$00</text:p>
          </table:table-cell>
          <table:table-cell table:style-name="Table1.A2" office:value-type="string">
            <text:p text:style-name="P25">CXM0P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28">Read collision: 7: M0 P1, 6: <text:span text:style-name="T5">M0</text:span> P1</text:p>
          </table:table-cell>
        </table:table-row>
        <table:table-row>
          <table:table-cell table:style-name="Table1.A2" office:value-type="string">
            <text:p text:style-name="P18">$01</text:p>
          </table:table-cell>
          <table:table-cell table:style-name="Table1.A2" office:value-type="string">
            <text:p text:style-name="P25">CXM1P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28">Read collision: 7: M1 P0, 6: M1 P1</text:p>
          </table:table-cell>
        </table:table-row>
        <table:table-row>
          <table:table-cell table:style-name="Table1.A2" office:value-type="string">
            <text:p text:style-name="P18">$02</text:p>
          </table:table-cell>
          <table:table-cell table:style-name="Table1.A2" office:value-type="string">
            <text:p text:style-name="P25">CXP0FB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52">Read collision: 7: P0 PF, 6: P0 BL</text:p>
          </table:table-cell>
        </table:table-row>
        <table:table-row>
          <table:table-cell table:style-name="Table1.A2" office:value-type="string">
            <text:p text:style-name="P18">$03</text:p>
          </table:table-cell>
          <table:table-cell table:style-name="Table1.A2" office:value-type="string">
            <text:p text:style-name="P25">CXP1FB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52">Read collision: 7: P1 PF, 6: P1 BL</text:p>
          </table:table-cell>
        </table:table-row>
        <table:table-row>
          <table:table-cell table:style-name="Table1.A2" office:value-type="string">
            <text:p text:style-name="P18">$04</text:p>
          </table:table-cell>
          <table:table-cell table:style-name="Table1.A2" office:value-type="string">
            <text:p text:style-name="P25">CXM0FB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52">Read collision: 7: M0 PF, 6: M0 BL</text:p>
          </table:table-cell>
        </table:table-row>
        <table:table-row>
          <table:table-cell table:style-name="Table1.A2" office:value-type="string">
            <text:p text:style-name="P18">$05</text:p>
          </table:table-cell>
          <table:table-cell table:style-name="Table1.A2" office:value-type="string">
            <text:p text:style-name="P25">CXM1FB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52">Read collision: 7: M1 PF, 6: M1 BL</text:p>
          </table:table-cell>
        </table:table-row>
        <table:table-row>
          <table:table-cell table:style-name="Table1.A2" office:value-type="string">
            <text:p text:style-name="P18">$06</text:p>
          </table:table-cell>
          <table:table-cell table:style-name="Table1.A2" office:value-type="string">
            <text:p text:style-name="P20">C<text:span text:style-name="T2">XBLPF</text:span>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52">Read collision: 7: BL PF</text:p>
          </table:table-cell>
        </table:table-row>
        <table:table-row>
          <table:table-cell table:style-name="Table1.A2" office:value-type="string">
            <text:p text:style-name="P18">$07</text:p>
          </table:table-cell>
          <table:table-cell table:style-name="Table1.A2" office:value-type="string">
            <text:p text:style-name="P25">CXPPMM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K2" office:value-type="string">
            <text:p text:style-name="P28">Read collision: 7: <text:span text:style-name="T5">P</text:span>0 P1, 6: <text:span text:style-name="T5">M0</text:span> <text:span text:style-name="T5">M</text:span>1</text:p>
          </table:table-cell>
        </table:table-row>
        <table:table-row>
          <table:table-cell table:style-name="Table1.A10" office:value-type="string">
            <text:p text:style-name="P18">$08</text:p>
          </table:table-cell>
          <table:table-cell table:style-name="Table1.A10" office:value-type="string">
            <text:p text:style-name="P25">INPT0</text:p>
          </table:table-cell>
          <table:table-cell table:style-name="Table1.A10" office:value-type="string">
            <text:p text:style-name="P53">1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4">-</text:p>
          </table:table-cell>
          <table:table-cell table:style-name="Table1.K10" office:value-type="string">
            <text:p text:style-name="P26">Read POT port 0 <text:span text:style-name="T6">(paddle 0)</text:span></text:p>
          </table:table-cell>
        </table:table-row>
        <table:table-row>
          <table:table-cell table:style-name="Table1.A10" office:value-type="string">
            <text:p text:style-name="P18">$09</text:p>
          </table:table-cell>
          <table:table-cell table:style-name="Table1.A10" office:value-type="string">
            <text:p text:style-name="P25">INPT1</text:p>
          </table:table-cell>
          <table:table-cell table:style-name="Table1.A10" office:value-type="string">
            <text:p text:style-name="P53">1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4">-</text:p>
          </table:table-cell>
          <table:table-cell table:style-name="Table1.K10" office:value-type="string">
            <text:p text:style-name="P27">Read POT port 1 <text:span text:style-name="T6">(paddle 0)</text:span></text:p>
          </table:table-cell>
        </table:table-row>
        <table:table-row>
          <table:table-cell table:style-name="Table1.A10" office:value-type="string">
            <text:p text:style-name="P18">$0A</text:p>
          </table:table-cell>
          <table:table-cell table:style-name="Table1.A10" office:value-type="string">
            <text:p text:style-name="P25">INPT2</text:p>
          </table:table-cell>
          <table:table-cell table:style-name="Table1.A10" office:value-type="string">
            <text:p text:style-name="P53">1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4">-</text:p>
          </table:table-cell>
          <table:table-cell table:style-name="Table1.K10" office:value-type="string">
            <text:p text:style-name="P27">Read POT port 2 <text:span text:style-name="T6">(paddle 0)</text:span></text:p>
          </table:table-cell>
        </table:table-row>
        <table:table-row>
          <table:table-cell table:style-name="Table1.A10" office:value-type="string">
            <text:p text:style-name="P18">$0B</text:p>
          </table:table-cell>
          <table:table-cell table:style-name="Table1.A10" office:value-type="string">
            <text:p text:style-name="P25">INPT3</text:p>
          </table:table-cell>
          <table:table-cell table:style-name="Table1.A10" office:value-type="string">
            <text:p text:style-name="P53">1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2">-</text:p>
          </table:table-cell>
          <table:table-cell table:style-name="Table1.A10" office:value-type="string">
            <text:p text:style-name="P24">-</text:p>
          </table:table-cell>
          <table:table-cell table:style-name="Table1.K10" office:value-type="string">
            <text:p text:style-name="P27">Read POT port 3 <text:span text:style-name="T6">(paddle 0)</text:span></text:p>
          </table:table-cell>
        </table:table-row>
        <table:table-row>
          <table:table-cell table:style-name="Table1.A14" office:value-type="string">
            <text:p text:style-name="P18">$0C</text:p>
          </table:table-cell>
          <table:table-cell table:style-name="Table1.A14" office:value-type="string">
            <text:p text:style-name="P25">INPT4</text:p>
          </table:table-cell>
          <table:table-cell table:style-name="Table1.A14" office:value-type="string">
            <text:p text:style-name="P53">1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4">-</text:p>
          </table:table-cell>
          <table:table-cell table:style-name="Table1.K14" office:value-type="string">
            <text:p text:style-name="P26">Read input 0 <text:span text:style-name="T6">(joystick left fire)</text:span></text:p>
          </table:table-cell>
        </table:table-row>
        <table:table-row>
          <table:table-cell table:style-name="Table1.A14" office:value-type="string">
            <text:p text:style-name="P18">$0D</text:p>
          </table:table-cell>
          <table:table-cell table:style-name="Table1.A14" office:value-type="string">
            <text:p text:style-name="P25">INPT5</text:p>
          </table:table-cell>
          <table:table-cell table:style-name="Table1.A14" office:value-type="string">
            <text:p text:style-name="P53"><text:s/>1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2">-</text:p>
          </table:table-cell>
          <table:table-cell table:style-name="Table1.A14" office:value-type="string">
            <text:p text:style-name="P24">-</text:p>
          </table:table-cell>
          <table:table-cell table:style-name="Table1.K14" office:value-type="string">
            <text:p text:style-name="P26">Read input 1 <text:span text:style-name="T6">(joystick right fire)</text:span></text:p>
          </table:table-cell>
        </table:table-row>
      </table:table>
      <text:p text:style-name="P1"/>
      <text:p text:style-name="P6">RIO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 table:number-columns-repeated="2"/>
        <table:table-column table:style-name="Table2.D"/>
        <table:table-column table:style-name="Table2.C" table:number-columns-repeated="2"/>
        <table:table-column table:style-name="Table2.K"/>
        <table:table-header-rows>
          <table:table-row>
            <table:table-cell table:style-name="Table2.A1" office:value-type="string">
              <text:p text:style-name="P14">Addr</text:p>
            </table:table-cell>
            <table:table-cell table:style-name="Table2.A1" office:value-type="string">
              <text:p text:style-name="P15">Name</text:p>
            </table:table-cell>
            <table:table-cell table:style-name="Table2.A1" office:value-type="string">
              <text:p text:style-name="P14">7</text:p>
            </table:table-cell>
            <table:table-cell table:style-name="Table2.A1" office:value-type="string">
              <text:p text:style-name="P14">6</text:p>
            </table:table-cell>
            <table:table-cell table:style-name="Table2.A1" office:value-type="string">
              <text:p text:style-name="P14">5</text:p>
            </table:table-cell>
            <table:table-cell table:style-name="Table2.A1" office:value-type="string">
              <text:p text:style-name="P14">4</text:p>
            </table:table-cell>
            <table:table-cell table:style-name="Table2.A1" office:value-type="string">
              <text:p text:style-name="P14">3</text:p>
            </table:table-cell>
            <table:table-cell table:style-name="Table2.A1" office:value-type="string">
              <text:p text:style-name="P14">2</text:p>
            </table:table-cell>
            <table:table-cell table:style-name="Table2.A1" office:value-type="string">
              <text:p text:style-name="P14">1</text:p>
            </table:table-cell>
            <table:table-cell table:style-name="Table2.A1" office:value-type="string">
              <text:p text:style-name="P14">0</text:p>
            </table:table-cell>
            <table:table-cell table:style-name="Table2.K1" office:value-type="string">
              <text:p text:style-name="P14">Func<text:span text:style-name="T1">tion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9">$<text:span text:style-name="T7">280</text:span></text:p>
          </table:table-cell>
          <table:table-cell table:style-name="Table2.A2" office:value-type="string">
            <text:p text:style-name="P54">SWCHA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K2" office:value-type="string">
            <text:p text:style-name="P56">Port A Data <text:span text:style-name="T10">(Joystick / Controllers)</text:span></text:p>
          </table:table-cell>
        </table:table-row>
        <table:table-row>
          <table:table-cell table:style-name="Table2.A2" office:value-type="string">
            <text:p text:style-name="P19">$<text:span text:style-name="T7">281</text:span></text:p>
          </table:table-cell>
          <table:table-cell table:style-name="Table2.A2" office:value-type="string">
            <text:p text:style-name="P54">SWACNT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58">1</text:p>
          </table:table-cell>
          <table:table-cell table:style-name="Table2.K2" office:value-type="string">
            <text:p text:style-name="P56">Port A Control (DDR) (write only)</text:p>
          </table:table-cell>
        </table:table-row>
        <table:table-row>
          <table:table-cell table:style-name="Table2.A4" office:value-type="string">
            <text:p text:style-name="P19">$<text:span text:style-name="T7">282</text:span></text:p>
          </table:table-cell>
          <table:table-cell table:style-name="Table2.A4" office:value-type="string">
            <text:p text:style-name="P54">SWCHB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A4" office:value-type="string">
            <text:p text:style-name="P58">1</text:p>
          </table:table-cell>
          <table:table-cell table:style-name="Table2.K4" office:value-type="string">
            <text:p text:style-name="P56">Port B Data <text:span text:style-name="T10">(Console Switches)</text:span></text:p>
          </table:table-cell>
        </table:table-row>
        <table:table-row>
          <table:table-cell table:style-name="Table2.A5" office:value-type="string">
            <text:p text:style-name="P19">$<text:span text:style-name="T7">283</text:span></text:p>
          </table:table-cell>
          <table:table-cell table:style-name="Table2.A5" office:value-type="string">
            <text:p text:style-name="P54">SWBCNT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A5" office:value-type="string">
            <text:p text:style-name="P58">1</text:p>
          </table:table-cell>
          <table:table-cell table:style-name="Table2.K5" office:value-type="string">
            <text:p text:style-name="P56">Port B Control (DDR) (write only)</text:p>
          </table:table-cell>
        </table:table-row>
        <table:table-row>
          <table:table-cell table:style-name="Table2.A6" office:value-type="string">
            <text:p text:style-name="P19">$<text:span text:style-name="T7">284</text:span></text:p>
          </table:table-cell>
          <table:table-cell table:style-name="Table2.A6" office:value-type="string">
            <text:p text:style-name="P54">INTIM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K6" office:value-type="string">
            <text:p text:style-name="P56">Timer (read only)</text:p>
          </table:table-cell>
        </table:table-row>
        <table:table-row>
          <table:table-cell table:style-name="Table2.A6" office:value-type="string">
            <text:p text:style-name="P19">$<text:span text:style-name="T7">294</text:span></text:p>
          </table:table-cell>
          <table:table-cell table:style-name="Table2.A6" office:value-type="string">
            <text:p text:style-name="P55">TIM1T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K6" office:value-type="string">
            <text:p text:style-name="P57">Set timer 1 clock interval (write)</text:p>
          </table:table-cell>
        </table:table-row>
        <table:table-row>
          <table:table-cell table:style-name="Table2.A6" office:value-type="string">
            <text:p text:style-name="P19">$<text:span text:style-name="T7">295</text:span></text:p>
          </table:table-cell>
          <table:table-cell table:style-name="Table2.A6" office:value-type="string">
            <text:p text:style-name="P54">T<text:span text:style-name="T8">IM8T</text:span>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K6" office:value-type="string">
            <text:p text:style-name="P57">Set timer 8 clock intervals (write)</text:p>
          </table:table-cell>
        </table:table-row>
        <table:table-row>
          <table:table-cell table:style-name="Table2.A6" office:value-type="string">
            <text:p text:style-name="P19">$<text:span text:style-name="T7">296</text:span></text:p>
          </table:table-cell>
          <table:table-cell table:style-name="Table2.A6" office:value-type="string">
            <text:p text:style-name="P55">TIM64T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K6" office:value-type="string">
            <text:p text:style-name="P57">Set timer 64 clock intervals (write)</text:p>
          </table:table-cell>
        </table:table-row>
        <table:table-row>
          <table:table-cell table:style-name="Table2.A6" office:value-type="string">
            <text:p text:style-name="P19">$<text:span text:style-name="T7">297</text:span></text:p>
          </table:table-cell>
          <table:table-cell table:style-name="Table2.A6" office:value-type="string">
            <text:p text:style-name="P55">TIM1024T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A6" office:value-type="string">
            <text:p text:style-name="P58">1</text:p>
          </table:table-cell>
          <table:table-cell table:style-name="Table2.K6" office:value-type="string">
            <text:p text:style-name="P57">Set timer 1<text:span text:style-name="T9">K</text:span> clock intervals (write)</text:p>
          </table:table-cell>
        </table:table-row>
      </table:table>
      <text:p text:style-name="P3"/>
      <text:p text:style-name="Standard">SWCHA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9">Bit</text:p>
            </table:table-cell>
            <table:table-cell table:style-name="Table3.A1" office:value-type="string">
              <text:p text:style-name="P69">Direction</text:p>
            </table:table-cell>
            <table:table-cell table:style-name="Table3.C1" office:value-type="string">
              <text:p text:style-name="P69">Player</text:p>
            </table:table-cell>
          </table:table-row>
        </table:table-header-rows>
        <table:table-row>
          <table:table-cell table:style-name="Table3.A2" office:value-type="string">
            <text:p text:style-name="P63">7</text:p>
          </table:table-cell>
          <table:table-cell table:style-name="Table3.A2" office:value-type="string">
            <text:p text:style-name="P64">Right</text:p>
          </table:table-cell>
          <table:table-cell table:style-name="Table3.C2" office:value-type="string">
            <text:p text:style-name="P64">Left (P0)</text:p>
          </table:table-cell>
        </table:table-row>
        <table:table-row>
          <table:table-cell table:style-name="Table3.A2" office:value-type="string">
            <text:p text:style-name="P63">6</text:p>
          </table:table-cell>
          <table:table-cell table:style-name="Table3.A2" office:value-type="string">
            <text:p text:style-name="P64">Left</text:p>
          </table:table-cell>
          <table:table-cell table:style-name="Table3.C2" office:value-type="string">
            <text:p text:style-name="P64">Left (P0)</text:p>
          </table:table-cell>
        </table:table-row>
        <table:table-row>
          <table:table-cell table:style-name="Table3.A2" office:value-type="string">
            <text:p text:style-name="P63">5</text:p>
          </table:table-cell>
          <table:table-cell table:style-name="Table3.A2" office:value-type="string">
            <text:p text:style-name="P64">Down</text:p>
          </table:table-cell>
          <table:table-cell table:style-name="Table3.C2" office:value-type="string">
            <text:p text:style-name="P64">Left (P0)</text:p>
          </table:table-cell>
        </table:table-row>
        <table:table-row>
          <table:table-cell table:style-name="Table3.A2" office:value-type="string">
            <text:p text:style-name="P63">4</text:p>
          </table:table-cell>
          <table:table-cell table:style-name="Table3.A2" office:value-type="string">
            <text:p text:style-name="P64">Up</text:p>
          </table:table-cell>
          <table:table-cell table:style-name="Table3.C2" office:value-type="string">
            <text:p text:style-name="P64">Left (P0)</text:p>
          </table:table-cell>
        </table:table-row>
        <table:table-row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64">Right</text:p>
          </table:table-cell>
          <table:table-cell table:style-name="Table3.C2" office:value-type="string">
            <text:p text:style-name="P64">Right (P1)</text:p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64">Left</text:p>
          </table:table-cell>
          <table:table-cell table:style-name="Table3.C2" office:value-type="string">
            <text:p text:style-name="P64">Right (P1)</text:p>
          </table:table-cell>
        </table:table-row>
        <table:table-row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64">Down</text:p>
          </table:table-cell>
          <table:table-cell table:style-name="Table3.C2" office:value-type="string">
            <text:p text:style-name="P64">Right (P1)</text:p>
          </table:table-cell>
        </table:table-row>
        <table:table-row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4">Up</text:p>
          </table:table-cell>
          <table:table-cell table:style-name="Table3.C2" office:value-type="string">
            <text:p text:style-name="P64">Right (P1)</text:p>
          </table:table-cell>
        </table:table-row>
      </table:table>
      <text:p text:style-name="P71">SWCH<text:span text:style-name="T11">B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8">Bit</text:p>
            </table:table-cell>
            <table:table-cell table:style-name="Table4.A1" office:value-type="string">
              <text:p text:style-name="P67">Switch</text:p>
            </table:table-cell>
            <table:table-cell table:style-name="Table4.C1" office:value-type="string">
              <text:p text:style-name="P67">Description</text:p>
            </table:table-cell>
          </table:table-row>
        </table:table-header-rows>
        <table:table-row>
          <table:table-cell table:style-name="Table4.A2" office:value-type="string">
            <text:p text:style-name="P62">7</text:p>
          </table:table-cell>
          <table:table-cell table:style-name="Table4.A2" office:value-type="string">
            <text:p text:style-name="P59">Right (P1) difficulty</text:p>
          </table:table-cell>
          <table:table-cell table:style-name="Table4.C2" office:value-type="string">
            <text:p text:style-name="P60">0 = (B)eginner/<text:span text:style-name="T13">Easy/Novice</text:span>, 1= (A)<text:span text:style-name="T13">dvance/Normal/Pro</text:span></text:p>
          </table:table-cell>
        </table:table-row>
        <table:table-row>
          <table:table-cell table:style-name="Table4.A2" office:value-type="string">
            <text:p text:style-name="P62">6</text:p>
          </table:table-cell>
          <table:table-cell table:style-name="Table4.A2" office:value-type="string">
            <text:p text:style-name="P61">Lef<text:span text:style-name="T12">t (P0) difficulty</text:span></text:p>
          </table:table-cell>
          <table:table-cell table:style-name="Table4.C2" office:value-type="string">
            <text:p text:style-name="P59">0 = (B)eginner/<text:span text:style-name="T13">Easy/Novice</text:span>, 1= (A)<text:span text:style-name="T13">dvance/Normal/Pro</text:span></text:p>
          </table:table-cell>
        </table:table-row>
        <table:table-row>
          <table:table-cell table:style-name="Table4.A2" office:value-type="string">
            <text:p text:style-name="P62">5</text:p>
          </table:table-cell>
          <table:table-cell table:style-name="Table4.A2" office:value-type="string">
            <text:p text:style-name="P59">Unused</text:p>
          </table:table-cell>
          <table:table-cell table:style-name="Table4.C2" office:value-type="string">
            <text:p text:style-name="P59">Unused</text:p>
          </table:table-cell>
        </table:table-row>
        <table:table-row>
          <table:table-cell table:style-name="Table4.A2" office:value-type="string">
            <text:p text:style-name="P62">4</text:p>
          </table:table-cell>
          <table:table-cell table:style-name="Table4.A2" office:value-type="string">
            <text:p text:style-name="P59">Unused</text:p>
          </table:table-cell>
          <table:table-cell table:style-name="Table4.C2" office:value-type="string">
            <text:p text:style-name="P59">Unused</text:p>
          </table:table-cell>
        </table:table-row>
        <table:table-row>
          <table:table-cell table:style-name="Table4.A2" office:value-type="string">
            <text:p text:style-name="P62">3</text:p>
          </table:table-cell>
          <table:table-cell table:style-name="Table4.A2" office:value-type="string">
            <text:p text:style-name="P59">Colour / B&amp;W</text:p>
          </table:table-cell>
          <table:table-cell table:style-name="Table4.C2" office:value-type="string">
            <text:p text:style-name="P59">0 = B&amp;W, 1 = Colour <text:span text:style-name="T14">(SECAM hard wired to ground)</text:span></text:p>
          </table:table-cell>
        </table:table-row>
        <table:table-row>
          <table:table-cell table:style-name="Table4.A2" office:value-type="string">
            <text:p text:style-name="P62">2</text:p>
          </table:table-cell>
          <table:table-cell table:style-name="Table4.A2" office:value-type="string">
            <text:p text:style-name="P59">Unused</text:p>
          </table:table-cell>
          <table:table-cell table:style-name="Table4.C2" office:value-type="string">
            <text:p text:style-name="P59">Unused</text:p>
          </table:table-cell>
        </table:table-row>
        <table:table-row>
          <table:table-cell table:style-name="Table4.A2" office:value-type="string">
            <text:p text:style-name="P62">1</text:p>
          </table:table-cell>
          <table:table-cell table:style-name="Table4.A2" office:value-type="string">
            <text:p text:style-name="P59">Select</text:p>
          </table:table-cell>
          <table:table-cell table:style-name="Table4.C2" office:value-type="string">
            <text:p text:style-name="P59">0 = Depressed</text:p>
          </table:table-cell>
        </table:table-row>
        <table:table-row>
          <table:table-cell table:style-name="Table4.A2" office:value-type="string">
            <text:p text:style-name="P62">0</text:p>
          </table:table-cell>
          <table:table-cell table:style-name="Table4.A2" office:value-type="string">
            <text:p text:style-name="P59">Reset</text:p>
          </table:table-cell>
          <table:table-cell table:style-name="Table4.C2" office:value-type="string">
            <text:p text:style-name="P59">0 = Depressed</text:p>
          </table:table-cell>
        </table:table-row>
      </table:table>
      <text:p text:style-name="P4"/>
      <text:p text:style-name="P7">RAM - $FF to $80, STACK $FF down to $80.</text:p>
      <text:p text:style-name="P7"/>
      <text:p text:style-name="P9">ROM - $F000 to $F3FF (4KB) shadow at any address with bit 12 set e.g. $1000, $3000, etc.</text:p>
      <text:p text:style-name="P9"/>
      <text:p text:style-name="P11">CPU Vector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70">Address</text:p>
            </table:table-cell>
            <table:table-cell table:style-name="Table6.B1" office:value-type="string">
              <text:p text:style-name="P70">Vector</text:p>
            </table:table-cell>
          </table:table-row>
        </table:table-header-rows>
        <table:table-row>
          <table:table-cell table:style-name="Table6.A2" office:value-type="string">
            <text:p text:style-name="P65">$FFFA/$FFFB</text:p>
          </table:table-cell>
          <table:table-cell table:style-name="Table6.B2" office:value-type="string">
            <text:p text:style-name="P66">NMI</text:p>
          </table:table-cell>
        </table:table-row>
        <table:table-row>
          <table:table-cell table:style-name="Table6.A2" office:value-type="string">
            <text:p text:style-name="P65">$FFFC/FFFD</text:p>
          </table:table-cell>
          <table:table-cell table:style-name="Table6.B2" office:value-type="string">
            <text:p text:style-name="P66">Reset</text:p>
          </table:table-cell>
        </table:table-row>
        <table:table-row>
          <table:table-cell table:style-name="Table6.A2" office:value-type="string">
            <text:p text:style-name="P65">$FFFE/FFFF</text:p>
          </table:table-cell>
          <table:table-cell table:style-name="Table6.B2" office:value-type="string">
            <text:p text:style-name="P66">IRQ/BR<text:span text:style-name="T15">K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20:34:13.227461819</meta:creation-date>
    <dc:date>2021-02-16T13:35:02.060229400</dc:date>
    <meta:editing-duration>PT2H9M25S</meta:editing-duration>
    <meta:editing-cycles>80</meta:editing-cycles>
    <meta:generator>LibreOffice/6.0.7.3$Linux_X86_64 LibreOffice_project/00m0$Build-3</meta:generator>
    <meta:document-statistic meta:table-count="7" meta:image-count="0" meta:object-count="0" meta:page-count="1" meta:paragraph-count="891" meta:word-count="1265" meta:character-count="4036" meta:non-whitespace-character-count="3660"/>
  </office:meta>
</office:document-meta>
</file>